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2pt"/>
    </style:style>
    <style:style style:name="co5" style:family="table-column">
      <style:table-column-properties fo:break-before="auto" style:column-width="77.3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style="italic" style:font-size-asian="13pt" style:font-style-asian="italic" style:font-size-complex="13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as (Theano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XOR</text:p>
          </table:table-cell>
          <table:table-cell table:style-name="ce3" office:value-type="string" calcext:value-type="string">
            <text:p>10000 epochs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463263" calcext:value-type="float">
            <text:p>3.463263</text:p>
          </table:table-cell>
          <table:table-cell office:value-type="float" office:value="0.313544" calcext:value-type="float">
            <text:p>0.313544</text:p>
          </table:table-cell>
          <table:table-cell office:value-type="float" office:value="51.824453" calcext:value-type="float">
            <text:p>51.824453</text:p>
          </table:table-cell>
          <table:table-cell office:value-type="float" office:value="0.033" calcext:value-type="float">
            <text:p>0.033</text:p>
          </table:table-cell>
          <table:table-cell office:value-type="float" office:value="41668" calcext:value-type="float">
            <text:p>41668</text:p>
          </table:table-cell>
          <table:table-cell office:value-type="float" office:value="51.281" calcext:value-type="float">
            <text:p>51.28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PWS – Kb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558726" calcext:value-type="float">
            <text:p>0.558726</text:p>
          </table:table-cell>
          <table:table-cell office:value-type="float" office:value="0.135039" calcext:value-type="float">
            <text:p>0.135039</text:p>
          </table:table-cell>
          <table:table-cell office:value-type="float" office:value="53.37208" calcext:value-type="float">
            <text:p>53.37208</text:p>
          </table:table-cell>
          <table:table-cell office:value-type="float" office:value="0.022081" calcext:value-type="float">
            <text:p>0.022081</text:p>
          </table:table-cell>
          <table:table-cell office:value-type="float" office:value="41652" calcext:value-type="float">
            <text:p>41652</text:p>
          </table:table-cell>
          <table:table-cell office:value-type="float" office:value="51.89" calcext:value-type="float">
            <text:p>51.8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Times – Second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25676" calcext:value-type="float">
            <text:p>0.625676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54.085149" calcext:value-type="float">
            <text:p>54.085149</text:p>
          </table:table-cell>
          <table:table-cell office:value-type="float" office:value="0.025712" calcext:value-type="float">
            <text:p>0.025712</text:p>
          </table:table-cell>
          <table:table-cell office:value-type="float" office:value="41824" calcext:value-type="float">
            <text:p>41824</text:p>
          </table:table-cell>
          <table:table-cell office:value-type="float" office:value="53.515" calcext:value-type="float">
            <text:p>53.515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62423" calcext:value-type="float">
            <text:p>0.662423</text:p>
          </table:table-cell>
          <table:table-cell office:value-type="float" office:value="0.144514" calcext:value-type="float">
            <text:p>0.144514</text:p>
          </table:table-cell>
          <table:table-cell office:value-type="float" office:value="52.610904" calcext:value-type="float">
            <text:p>52.610904</text:p>
          </table:table-cell>
          <table:table-cell office:value-type="float" office:value="0.022115" calcext:value-type="float">
            <text:p>0.022115</text:p>
          </table:table-cell>
          <table:table-cell office:value-type="float" office:value="41660" calcext:value-type="float">
            <text:p>41660</text:p>
          </table:table-cell>
          <table:table-cell office:value-type="float" office:value="52.031" calcext:value-type="float">
            <text:p>52.031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98733" calcext:value-type="float">
            <text:p>0.598733</text:p>
          </table:table-cell>
          <table:table-cell office:value-type="float" office:value="0.189291" calcext:value-type="float">
            <text:p>0.189291</text:p>
          </table:table-cell>
          <table:table-cell office:value-type="float" office:value="53.023248" calcext:value-type="float">
            <text:p>53.023248</text:p>
          </table:table-cell>
          <table:table-cell office:value-type="float" office:value="0.022096" calcext:value-type="float">
            <text:p>0.022096</text:p>
          </table:table-cell>
          <table:table-cell office:value-type="float" office:value="41600" calcext:value-type="float">
            <text:p>41600</text:p>
          </table:table-cell>
          <table:table-cell office:value-type="float" office:value="52.218" calcext:value-type="float">
            <text:p>52.218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43454" calcext:value-type="float">
            <text:p>0.643454</text:p>
          </table:table-cell>
          <table:table-cell office:value-type="float" office:value="0.146103" calcext:value-type="float">
            <text:p>0.146103</text:p>
          </table:table-cell>
          <table:table-cell office:value-type="float" office:value="52.671729" calcext:value-type="float">
            <text:p>52.671729</text:p>
          </table:table-cell>
          <table:table-cell office:value-type="float" office:value="0.217625" calcext:value-type="float">
            <text:p>0.217625</text:p>
          </table:table-cell>
          <table:table-cell office:value-type="float" office:value="41484" calcext:value-type="float">
            <text:p>41484</text:p>
          </table:table-cell>
          <table:table-cell office:value-type="float" office:value="52.109" calcext:value-type="float">
            <text:p>52.109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74057" calcext:value-type="float">
            <text:p>0.674057</text:p>
          </table:table-cell>
          <table:table-cell office:value-type="float" office:value="0.144081" calcext:value-type="float">
            <text:p>0.144081</text:p>
          </table:table-cell>
          <table:table-cell office:value-type="float" office:value="52.793603" calcext:value-type="float">
            <text:p>52.793603</text:p>
          </table:table-cell>
          <table:table-cell office:value-type="float" office:value="0.021991" calcext:value-type="float">
            <text:p>0.021991</text:p>
          </table:table-cell>
          <table:table-cell office:value-type="float" office:value="41484" calcext:value-type="float">
            <text:p>41484</text:p>
          </table:table-cell>
          <table:table-cell office:value-type="float" office:value="51.843" calcext:value-type="float">
            <text:p>51.843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598589" calcext:value-type="float">
            <text:p>0.598589</text:p>
          </table:table-cell>
          <table:table-cell office:value-type="float" office:value="0.184125" calcext:value-type="float">
            <text:p>0.184125</text:p>
          </table:table-cell>
          <table:table-cell office:value-type="float" office:value="52.505567" calcext:value-type="float">
            <text:p>52.505567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41612" calcext:value-type="float">
            <text:p>41612</text:p>
          </table:table-cell>
          <table:table-cell office:value-type="float" office:value="52.312" calcext:value-type="float">
            <text:p>52.312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61804" calcext:value-type="float">
            <text:p>0.661804</text:p>
          </table:table-cell>
          <table:table-cell office:value-type="float" office:value="0.141704" calcext:value-type="float">
            <text:p>0.141704</text:p>
          </table:table-cell>
          <table:table-cell office:value-type="float" office:value="52.662932" calcext:value-type="float">
            <text:p>52.662932</text:p>
          </table:table-cell>
          <table:table-cell office:value-type="float" office:value="0.021636" calcext:value-type="float">
            <text:p>0.021636</text:p>
          </table:table-cell>
          <table:table-cell office:value-type="float" office:value="41835" calcext:value-type="float">
            <text:p>41835</text:p>
          </table:table-cell>
          <table:table-cell office:value-type="float" office:value="53.625" calcext:value-type="float">
            <text:p>53.625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148681" calcext:value-type="float">
            <text:p>0.148681</text:p>
          </table:table-cell>
          <table:table-cell office:value-type="float" office:value="53.999109" calcext:value-type="float">
            <text:p>53.999109</text:p>
          </table:table-cell>
          <table:table-cell office:value-type="float" office:value="0.021882" calcext:value-type="float">
            <text:p>0.021882</text:p>
          </table:table-cell>
          <table:table-cell office:value-type="float" office:value="41648" calcext:value-type="float">
            <text:p>41648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4:.B13])" office:value-type="float" office:value="0.9133015" calcext:value-type="float">
            <text:p>0.9133015</text:p>
          </table:table-cell>
          <table:table-cell table:style-name="ce4" table:formula="of:=AVERAGE([.C4:.C13])" office:value-type="float" office:value="0.1693748" calcext:value-type="float">
            <text:p>0.1693748</text:p>
          </table:table-cell>
          <table:table-cell table:style-name="ce4" table:formula="of:=AVERAGE([.D4:.D13])" office:value-type="float" office:value="52.9548774" calcext:value-type="float">
            <text:p>52.9548774</text:p>
          </table:table-cell>
          <table:table-cell table:style-name="ce4" table:formula="of:=AVERAGE([.E4:.E13])" office:value-type="float" office:value="0.0429978" calcext:value-type="float">
            <text:p>0.0429978</text:p>
          </table:table-cell>
          <table:table-cell table:style-name="ce4" table:formula="of:=AVERAGE([.F4:.F13])" office:value-type="float" office:value="41646.7" calcext:value-type="float">
            <text:p>41646.7</text:p>
          </table:table-cell>
          <table:table-cell table:style-name="ce4" table:formula="of:=AVERAGE([.G4:.G13])" office:value-type="float" office:value="52.3699" calcext:value-type="float">
            <text:p>52.3699</text:p>
          </table:table-cell>
          <table:table-cell table:style-name="ce4" table:formula="of:=AVERAGE([.H4:.H13])"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3" office:value-type="string" calcext:value-type="string">
            <text:p>50 epochs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579738" calcext:value-type="float">
            <text:p>0.579738</text:p>
          </table:table-cell>
          <table:table-cell office:value-type="float" office:value="0.153619" calcext:value-type="float">
            <text:p>0.153619</text:p>
          </table:table-cell>
          <table:table-cell office:value-type="float" office:value="72.166844" calcext:value-type="float">
            <text:p>72.166844</text:p>
          </table:table-cell>
          <table:table-cell office:value-type="float" office:value="0.206361" calcext:value-type="float">
            <text:p>0.206361</text:p>
          </table:table-cell>
          <table:table-cell office:value-type="float" office:value="41338" calcext:value-type="float">
            <text:p>41338</text:p>
          </table:table-cell>
          <table:table-cell office:value-type="float" office:value="70.625" calcext:value-type="float">
            <text:p>70.625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5796" calcext:value-type="float">
            <text:p>0.65796</text:p>
          </table:table-cell>
          <table:table-cell office:value-type="float" office:value="0.156936" calcext:value-type="float">
            <text:p>0.156936</text:p>
          </table:table-cell>
          <table:table-cell office:value-type="float" office:value="71.547739" calcext:value-type="float">
            <text:p>71.547739</text:p>
          </table:table-cell>
          <table:table-cell office:value-type="float" office:value="0.221644" calcext:value-type="float">
            <text:p>0.221644</text:p>
          </table:table-cell>
          <table:table-cell office:value-type="float" office:value="41768" calcext:value-type="float">
            <text:p>41768</text:p>
          </table:table-cell>
          <table:table-cell office:value-type="float" office:value="71.406" calcext:value-type="float">
            <text:p>71.406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9106" calcext:value-type="float">
            <text:p>0.59106</text:p>
          </table:table-cell>
          <table:table-cell office:value-type="float" office:value="0.157619" calcext:value-type="float">
            <text:p>0.157619</text:p>
          </table:table-cell>
          <table:table-cell office:value-type="float" office:value="71.528272" calcext:value-type="float">
            <text:p>71.528272</text:p>
          </table:table-cell>
          <table:table-cell office:value-type="float" office:value="0.225102" calcext:value-type="float">
            <text:p>0.225102</text:p>
          </table:table-cell>
          <table:table-cell office:value-type="float" office:value="41768" calcext:value-type="float">
            <text:p>41768</text:p>
          </table:table-cell>
          <table:table-cell office:value-type="float" office:value="71.207" calcext:value-type="float">
            <text:p>71.207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599358" calcext:value-type="float">
            <text:p>0.599358</text:p>
          </table:table-cell>
          <table:table-cell office:value-type="float" office:value="0.217013" calcext:value-type="float">
            <text:p>0.217013</text:p>
          </table:table-cell>
          <table:table-cell office:value-type="float" office:value="72.426653" calcext:value-type="float">
            <text:p>72.426653</text:p>
          </table:table-cell>
          <table:table-cell office:value-type="float" office:value="0.229503" calcext:value-type="float">
            <text:p>0.229503</text:p>
          </table:table-cell>
          <table:table-cell office:value-type="float" office:value="41752" calcext:value-type="float">
            <text:p>41752</text:p>
          </table:table-cell>
          <table:table-cell office:value-type="float" office:value="71.921" calcext:value-type="float">
            <text:p>71.921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45554" calcext:value-type="float">
            <text:p>0.645554</text:p>
          </table:table-cell>
          <table:table-cell office:value-type="float" office:value="0.157534" calcext:value-type="float">
            <text:p>0.157534</text:p>
          </table:table-cell>
          <table:table-cell office:value-type="float" office:value="71.916956" calcext:value-type="float">
            <text:p>71.916956</text:p>
          </table:table-cell>
          <table:table-cell office:value-type="float" office:value="0.221457" calcext:value-type="float">
            <text:p>0.221457</text:p>
          </table:table-cell>
          <table:table-cell office:value-type="float" office:value="41776" calcext:value-type="float">
            <text:p>41776</text:p>
          </table:table-cell>
          <table:table-cell office:value-type="float" office:value="71.484" calcext:value-type="float">
            <text:p>71.484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08642" calcext:value-type="float">
            <text:p>0.608642</text:p>
          </table:table-cell>
          <table:table-cell office:value-type="float" office:value="0.154542" calcext:value-type="float">
            <text:p>0.154542</text:p>
          </table:table-cell>
          <table:table-cell office:value-type="float" office:value="71.306339" calcext:value-type="float">
            <text:p>71.306339</text:p>
          </table:table-cell>
          <table:table-cell office:value-type="float" office:value="0.222123" calcext:value-type="float">
            <text:p>0.222123</text:p>
          </table:table-cell>
          <table:table-cell office:value-type="float" office:value="41552" calcext:value-type="float">
            <text:p>41552</text:p>
          </table:table-cell>
          <table:table-cell office:value-type="float" office:value="71.453" calcext:value-type="float">
            <text:p>71.453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594511" calcext:value-type="float">
            <text:p>0.594511</text:p>
          </table:table-cell>
          <table:table-cell office:value-type="float" office:value="0.159703" calcext:value-type="float">
            <text:p>0.159703</text:p>
          </table:table-cell>
          <table:table-cell office:value-type="float" office:value="71.192462" calcext:value-type="float">
            <text:p>71.192462</text:p>
          </table:table-cell>
          <table:table-cell office:value-type="float" office:value="0.203464" calcext:value-type="float">
            <text:p>0.203464</text:p>
          </table:table-cell>
          <table:table-cell office:value-type="float" office:value="41364" calcext:value-type="float">
            <text:p>41364</text:p>
          </table:table-cell>
          <table:table-cell office:value-type="float" office:value="71.125" calcext:value-type="float">
            <text:p>71.125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03045" calcext:value-type="float">
            <text:p>0.603045</text:p>
          </table:table-cell>
          <table:table-cell office:value-type="float" office:value="0.155681" calcext:value-type="float">
            <text:p>0.155681</text:p>
          </table:table-cell>
          <table:table-cell office:value-type="float" office:value="72.226118" calcext:value-type="float">
            <text:p>72.226118</text:p>
          </table:table-cell>
          <table:table-cell office:value-type="float" office:value="0.207464" calcext:value-type="float">
            <text:p>0.207464</text:p>
          </table:table-cell>
          <table:table-cell office:value-type="float" office:value="41396" calcext:value-type="float">
            <text:p>41396</text:p>
          </table:table-cell>
          <table:table-cell office:value-type="float" office:value="71.109" calcext:value-type="float">
            <text:p>71.109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05136" calcext:value-type="float">
            <text:p>0.605136</text:p>
          </table:table-cell>
          <table:table-cell office:value-type="float" office:value="0.219219" calcext:value-type="float">
            <text:p>0.219219</text:p>
          </table:table-cell>
          <table:table-cell office:value-type="float" office:value="72.394221" calcext:value-type="float">
            <text:p>72.394221</text:p>
          </table:table-cell>
          <table:table-cell office:value-type="float" office:value="0.222665" calcext:value-type="float">
            <text:p>0.222665</text:p>
          </table:table-cell>
          <table:table-cell office:value-type="float" office:value="41748" calcext:value-type="float">
            <text:p>41748</text:p>
          </table:table-cell>
          <table:table-cell office:value-type="float" office:value="71.734" calcext:value-type="float">
            <text:p>71.734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58899" calcext:value-type="float">
            <text:p>0.558899</text:p>
          </table:table-cell>
          <table:table-cell office:value-type="float" office:value="0.156346" calcext:value-type="float">
            <text:p>0.156346</text:p>
          </table:table-cell>
          <table:table-cell office:value-type="float" office:value="71.680212" calcext:value-type="float">
            <text:p>71.680212</text:p>
          </table:table-cell>
          <table:table-cell office:value-type="float" office:value="0.206713" calcext:value-type="float">
            <text:p>0.206713</text:p>
          </table:table-cell>
          <table:table-cell office:value-type="float" office:value="41404" calcext:value-type="float">
            <text:p>41404</text:p>
          </table:table-cell>
          <table:table-cell office:value-type="float" office:value="70.553" calcext:value-type="float">
            <text:p>70.553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19:.B28])" office:value-type="float" office:value="0.6043903" calcext:value-type="float">
            <text:p>0.6043903</text:p>
          </table:table-cell>
          <table:table-cell table:style-name="ce4" table:formula="of:=AVERAGE([.C19:.C28])" office:value-type="float" office:value="0.1688212" calcext:value-type="float">
            <text:p>0.1688212</text:p>
          </table:table-cell>
          <table:table-cell table:style-name="ce4" table:formula="of:=AVERAGE([.D19:.D28])" office:value-type="float" office:value="71.8385816" calcext:value-type="float">
            <text:p>71.8385816</text:p>
          </table:table-cell>
          <table:table-cell table:style-name="ce4" table:formula="of:=AVERAGE([.E19:.E28])" office:value-type="float" office:value="0.2166496" calcext:value-type="float">
            <text:p>0.2166496</text:p>
          </table:table-cell>
          <table:table-cell table:style-name="ce4" table:formula="of:=AVERAGE([.F19:.F28])" office:value-type="float" office:value="41586.6" calcext:value-type="float">
            <text:p>41586.6</text:p>
          </table:table-cell>
          <table:table-cell table:style-name="ce4" table:formula="of:=AVERAGE([.G19:.G28])" office:value-type="float" office:value="71.2617" calcext:value-type="float">
            <text:p>71.2617</text:p>
          </table:table-cell>
          <table:table-cell table:style-name="ce4" table:formula="of:=AVERAGE([.H19:.H28])" office:value-type="float" office:value="225.9" calcext:value-type="float">
            <text:p>225.9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3" office:value-type="string" calcext:value-type="string">
            <text:p>1 epoch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575158" calcext:value-type="float">
            <text:p>10.575158</text:p>
          </table:table-cell>
          <table:table-cell office:value-type="float" office:value="2.184314" calcext:value-type="float">
            <text:p>2.184314</text:p>
          </table:table-cell>
          <table:table-cell office:value-type="float" office:value="98.582028" calcext:value-type="float">
            <text:p>98.582028</text:p>
          </table:table-cell>
          <table:table-cell office:value-type="float" office:value="11.122552" calcext:value-type="float">
            <text:p>11.122552</text:p>
          </table:table-cell>
          <table:table-cell office:value-type="float" office:value="488364" calcext:value-type="float">
            <text:p>488364</text:p>
          </table:table-cell>
          <table:table-cell office:value-type="float" office:value="118.859" calcext:value-type="float">
            <text:p>118.859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.223341" calcext:value-type="float">
            <text:p>10.223341</text:p>
          </table:table-cell>
          <table:table-cell office:value-type="float" office:value="2.177776" calcext:value-type="float">
            <text:p>2.177776</text:p>
          </table:table-cell>
          <table:table-cell office:value-type="float" office:value="98.402373" calcext:value-type="float">
            <text:p>98.402373</text:p>
          </table:table-cell>
          <table:table-cell office:value-type="float" office:value="11.163338" calcext:value-type="float">
            <text:p>11.163338</text:p>
          </table:table-cell>
          <table:table-cell office:value-type="float" office:value="488204" calcext:value-type="float">
            <text:p>488204</text:p>
          </table:table-cell>
          <table:table-cell office:value-type="float" office:value="115.125" calcext:value-type="float">
            <text:p>115.125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.277476" calcext:value-type="float">
            <text:p>10.277476</text:p>
          </table:table-cell>
          <table:table-cell office:value-type="float" office:value="2.194354" calcext:value-type="float">
            <text:p>2.194354</text:p>
          </table:table-cell>
          <table:table-cell office:value-type="float" office:value="98.364869" calcext:value-type="float">
            <text:p>98.364869</text:p>
          </table:table-cell>
          <table:table-cell office:value-type="float" office:value="11.052936" calcext:value-type="float">
            <text:p>11.052936</text:p>
          </table:table-cell>
          <table:table-cell office:value-type="float" office:value="488136" calcext:value-type="float">
            <text:p>488136</text:p>
          </table:table-cell>
          <table:table-cell office:value-type="float" office:value="118.781" calcext:value-type="float">
            <text:p>118.781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.313515" calcext:value-type="float">
            <text:p>10.313515</text:p>
          </table:table-cell>
          <table:table-cell office:value-type="float" office:value="2.199787" calcext:value-type="float">
            <text:p>2.199787</text:p>
          </table:table-cell>
          <table:table-cell office:value-type="float" office:value="98.637977" calcext:value-type="float">
            <text:p>98.637977</text:p>
          </table:table-cell>
          <table:table-cell office:value-type="float" office:value="11.147971" calcext:value-type="float">
            <text:p>11.147971</text:p>
          </table:table-cell>
          <table:table-cell office:value-type="float" office:value="488384" calcext:value-type="float">
            <text:p>488384</text:p>
          </table:table-cell>
          <table:table-cell office:value-type="float" office:value="119.625" calcext:value-type="float">
            <text:p>119.625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.262577" calcext:value-type="float">
            <text:p>10.262577</text:p>
          </table:table-cell>
          <table:table-cell office:value-type="float" office:value="2.258396" calcext:value-type="float">
            <text:p>2.258396</text:p>
          </table:table-cell>
          <table:table-cell office:value-type="float" office:value="99.229383" calcext:value-type="float">
            <text:p>99.229383</text:p>
          </table:table-cell>
          <table:table-cell office:value-type="float" office:value="11.165925" calcext:value-type="float">
            <text:p>11.165925</text:p>
          </table:table-cell>
          <table:table-cell office:value-type="float" office:value="488040" calcext:value-type="float">
            <text:p>488040</text:p>
          </table:table-cell>
          <table:table-cell office:value-type="float" office:value="120.343" calcext:value-type="float">
            <text:p>120.343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.378472" calcext:value-type="float">
            <text:p>10.378472</text:p>
          </table:table-cell>
          <table:table-cell office:value-type="float" office:value="2.190316" calcext:value-type="float">
            <text:p>2.190316</text:p>
          </table:table-cell>
          <table:table-cell office:value-type="float" office:value="98.545911" calcext:value-type="float">
            <text:p>98.545911</text:p>
          </table:table-cell>
          <table:table-cell office:value-type="float" office:value="11.099277" calcext:value-type="float">
            <text:p>11.099277</text:p>
          </table:table-cell>
          <table:table-cell office:value-type="float" office:value="488376" calcext:value-type="float">
            <text:p>488376</text:p>
          </table:table-cell>
          <table:table-cell office:value-type="float" office:value="119.39" calcext:value-type="float">
            <text:p>119.39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.41352" calcext:value-type="float">
            <text:p>10.41352</text:p>
          </table:table-cell>
          <table:table-cell office:value-type="float" office:value="2.257671" calcext:value-type="float">
            <text:p>2.257671</text:p>
          </table:table-cell>
          <table:table-cell office:value-type="float" office:value="98.632312" calcext:value-type="float">
            <text:p>98.632312</text:p>
          </table:table-cell>
          <table:table-cell office:value-type="float" office:value="11.344386" calcext:value-type="float">
            <text:p>11.344386</text:p>
          </table:table-cell>
          <table:table-cell office:value-type="float" office:value="488132" calcext:value-type="float">
            <text:p>488132</text:p>
          </table:table-cell>
          <table:table-cell office:value-type="float" office:value="119.421" calcext:value-type="float">
            <text:p>119.421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.996541" calcext:value-type="float">
            <text:p>9.996541</text:p>
          </table:table-cell>
          <table:table-cell office:value-type="float" office:value="2.221291" calcext:value-type="float">
            <text:p>2.221291</text:p>
          </table:table-cell>
          <table:table-cell office:value-type="float" office:value="98.376937" calcext:value-type="float">
            <text:p>98.376937</text:p>
          </table:table-cell>
          <table:table-cell office:value-type="float" office:value="11.109932" calcext:value-type="float">
            <text:p>11.109932</text:p>
          </table:table-cell>
          <table:table-cell office:value-type="float" office:value="488376" calcext:value-type="float">
            <text:p>488376</text:p>
          </table:table-cell>
          <table:table-cell office:value-type="float" office:value="119.531" calcext:value-type="float">
            <text:p>119.531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.2157" calcext:value-type="float">
            <text:p>10.2157</text:p>
          </table:table-cell>
          <table:table-cell office:value-type="float" office:value="2.179807" calcext:value-type="float">
            <text:p>2.179807</text:p>
          </table:table-cell>
          <table:table-cell office:value-type="float" office:value="97.900131" calcext:value-type="float">
            <text:p>97.900131</text:p>
          </table:table-cell>
          <table:table-cell office:value-type="float" office:value="11.229188" calcext:value-type="float">
            <text:p>11.229188</text:p>
          </table:table-cell>
          <table:table-cell office:value-type="float" office:value="488376" calcext:value-type="float">
            <text:p>488376</text:p>
          </table:table-cell>
          <table:table-cell office:value-type="float" office:value="118.593" calcext:value-type="float">
            <text:p>118.593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145185" calcext:value-type="float">
            <text:p>10.145185</text:p>
          </table:table-cell>
          <table:table-cell office:value-type="float" office:value="2.181557" calcext:value-type="float">
            <text:p>2.181557</text:p>
          </table:table-cell>
          <table:table-cell office:value-type="float" office:value="98.522068" calcext:value-type="float">
            <text:p>98.522068</text:p>
          </table:table-cell>
          <table:table-cell office:value-type="float" office:value="11.196677" calcext:value-type="float">
            <text:p>11.196677</text:p>
          </table:table-cell>
          <table:table-cell office:value-type="float" office:value="488112" calcext:value-type="float">
            <text:p>488112</text:p>
          </table:table-cell>
          <table:table-cell office:value-type="float" office:value="119.573" calcext:value-type="float">
            <text:p>119.573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35:.B44])" office:value-type="float" office:value="10.2801485" calcext:value-type="float">
            <text:p>10.2801485</text:p>
          </table:table-cell>
          <table:table-cell table:style-name="ce4" table:formula="of:=AVERAGE([.C35:.C44])" office:value-type="float" office:value="2.2045269" calcext:value-type="float">
            <text:p>2.2045269</text:p>
          </table:table-cell>
          <table:table-cell table:style-name="ce4" table:formula="of:=AVERAGE([.D35:.D44])" office:value-type="float" office:value="98.5193989" calcext:value-type="float">
            <text:p>98.5193989</text:p>
          </table:table-cell>
          <table:table-cell table:style-name="ce4" table:formula="of:=AVERAGE([.E35:.E44])" office:value-type="float" office:value="11.1632182" calcext:value-type="float">
            <text:p>11.1632182</text:p>
          </table:table-cell>
          <table:table-cell table:style-name="ce4" table:formula="of:=AVERAGE([.F35:.F44])" office:value-type="float" office:value="488250" calcext:value-type="float">
            <text:p>488250</text:p>
          </table:table-cell>
          <table:table-cell table:style-name="ce4" table:formula="of:=AVERAGE([.G35:.G44])" office:value-type="float" office:value="118.9241" calcext:value-type="float">
            <text:p>118.9241</text:p>
          </table:table-cell>
          <table:table-cell table:style-name="ce4" table:formula="of:=AVERAGE([.H35:.H44])" office:value-type="float" office:value="379" calcext:value-type="float">
            <text:p>379</text:p>
          </table:table-cell>
          <table:table-cell table:number-columns-repeated="2"/>
        </table:table-row>
      </table:table>
      <table:table table:name="gobrain" table:style-name="ta1">
        <table:table-column table:style-name="co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XOR</text:p>
          </table:table-cell>
          <table:table-cell table:style-name="ce3" office:value-type="string" calcext:value-type="string">
            <text:p>10000 epochs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773" calcext:value-type="float">
            <text:p>0.0136773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PWS – Kb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133" calcext:value-type="float">
            <text:p>0.0117133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Times – Second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705" calcext:value-type="float">
            <text:p>0.0136705</text:p>
          </table:table-cell>
          <table:table-cell office:value-type="float" office:value="0" calcext:value-type="float">
            <text:p>0</text:p>
          </table:table-cell>
          <table:table-cell office:value-type="float" office:value="7588" calcext:value-type="float">
            <text:p>758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635" calcext:value-type="float">
            <text:p>0.0136635</text:p>
          </table:table-cell>
          <table:table-cell office:value-type="float" office:value="0" calcext:value-type="float">
            <text:p>0</text:p>
          </table:table-cell>
          <table:table-cell office:value-type="float" office:value="7584" calcext:value-type="float">
            <text:p>758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572" calcext:value-type="float">
            <text:p>0.0136572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088" calcext:value-type="float">
            <text:p>0.0156088</text:p>
          </table:table-cell>
          <table:table-cell office:value-type="float" office:value="0" calcext:value-type="float">
            <text:p>0</text:p>
          </table:table-cell>
          <table:table-cell office:value-type="float" office:value="7580" calcext:value-type="float">
            <text:p>758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712" calcext:value-type="float">
            <text:p>0.0146712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844" calcext:value-type="float">
            <text:p>0.0165844</text:p>
          </table:table-cell>
          <table:table-cell office:value-type="float" office:value="0" calcext:value-type="float">
            <text:p>0</text:p>
          </table:table-cell>
          <table:table-cell office:value-type="float" office:value="7588" calcext:value-type="float">
            <text:p>758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624" calcext:value-type="float">
            <text:p>0.0175624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079" calcext:value-type="float">
            <text:p>0.0156079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4:.B13])" office:value-type="float" office:value="0" calcext:value-type="float">
            <text:p>0</text:p>
          </table:table-cell>
          <table:table-cell table:style-name="ce4" table:formula="of:=AVERAGE([.C4:.C13])" office:value-type="float" office:value="0" calcext:value-type="float">
            <text:p>0</text:p>
          </table:table-cell>
          <table:table-cell table:style-name="ce4" table:formula="of:=AVERAGE([.D4:.D13])" office:value-type="float" office:value="0.01464165" calcext:value-type="float">
            <text:p>0.01464165</text:p>
          </table:table-cell>
          <table:table-cell table:style-name="ce4" table:formula="of:=AVERAGE([.E4:.E13])" office:value-type="float" office:value="0" calcext:value-type="float">
            <text:p>0</text:p>
          </table:table-cell>
          <table:table-cell table:style-name="ce4" table:formula="of:=AVERAGE([.F4:.F13])" office:value-type="float" office:value="7585.6" calcext:value-type="float">
            <text:p>7585.6</text:p>
          </table:table-cell>
          <table:table-cell table:style-name="ce4" table:formula="of:=AVERAGE([.G4:.G13])" office:value-type="float" office:value="0.02" calcext:value-type="float">
            <text:p>0.02</text:p>
          </table:table-cell>
          <table:table-cell table:style-name="ce4" table:formula="of:=AVERAGE([.H4:.H13])" office:value-type="float" office:value="0.0614" calcext:value-type="float">
            <text:p>0.0614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3" office:value-type="string" calcext:value-type="string">
            <text:p>50 epochs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9496" calcext:value-type="float">
            <text:p>0.0019496</text:p>
          </table:table-cell>
          <table:table-cell office:value-type="float" office:value="0" calcext:value-type="float">
            <text:p>0</text:p>
          </table:table-cell>
          <table:table-cell office:value-type="float" office:value="0.1884562" calcext:value-type="float">
            <text:p>0.1884562</text:p>
          </table:table-cell>
          <table:table-cell office:value-type="float" office:value="0.0019463" calcext:value-type="float">
            <text:p>0.0019463</text:p>
          </table:table-cell>
          <table:table-cell office:value-type="float" office:value="11256" calcext:value-type="float">
            <text:p>11256</text:p>
          </table:table-cell>
          <table:table-cell office:value-type="float" office:value="0.171" calcext:value-type="float">
            <text:p>0.171</text:p>
          </table:table-cell>
          <table:table-cell office:value-type="float" office:value="0.605" calcext:value-type="float">
            <text:p>0.60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9152" calcext:value-type="float">
            <text:p>0.0019152</text:p>
          </table:table-cell>
          <table:table-cell office:value-type="float" office:value="0" calcext:value-type="float">
            <text:p>0</text:p>
          </table:table-cell>
          <table:table-cell office:value-type="float" office:value="0.2304599" calcext:value-type="float">
            <text:p>0.2304599</text:p>
          </table:table-cell>
          <table:table-cell office:value-type="float" office:value="0.0019564" calcext:value-type="float">
            <text:p>0.0019564</text:p>
          </table:table-cell>
          <table:table-cell office:value-type="float" office:value="11260" calcext:value-type="float">
            <text:p>11260</text:p>
          </table:table-cell>
          <table:table-cell office:value-type="float" office:value="0.187" calcext:value-type="float">
            <text:p>0.187</text:p>
          </table:table-cell>
          <table:table-cell office:value-type="float" office:value="0.606" calcext:value-type="float">
            <text:p>0.60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9637" calcext:value-type="float">
            <text:p>0.0029637</text:p>
          </table:table-cell>
          <table:table-cell office:value-type="float" office:value="0" calcext:value-type="float">
            <text:p>0</text:p>
          </table:table-cell>
          <table:table-cell office:value-type="float" office:value="0.1864879" calcext:value-type="float">
            <text:p>0.1864879</text:p>
          </table:table-cell>
          <table:table-cell office:value-type="float" office:value="0.0019854" calcext:value-type="float">
            <text:p>0.0019854</text:p>
          </table:table-cell>
          <table:table-cell office:value-type="float" office:value="1128" calcext:value-type="float">
            <text:p>1128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3" calcext:value-type="float">
            <text:p>0.60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9558" calcext:value-type="float">
            <text:p>0.0019558</text:p>
          </table:table-cell>
          <table:table-cell office:value-type="float" office:value="0" calcext:value-type="float">
            <text:p>0</text:p>
          </table:table-cell>
          <table:table-cell office:value-type="float" office:value="0.1884643" calcext:value-type="float">
            <text:p>0.1884643</text:p>
          </table:table-cell>
          <table:table-cell office:value-type="float" office:value="0.0019499" calcext:value-type="float">
            <text:p>0.0019499</text:p>
          </table:table-cell>
          <table:table-cell office:value-type="float" office:value="11264" calcext:value-type="float">
            <text:p>11264</text:p>
          </table:table-cell>
          <table:table-cell office:value-type="float" office:value="0.203" calcext:value-type="float">
            <text:p>0.203</text:p>
          </table:table-cell>
          <table:table-cell office:value-type="float" office:value="0.599" calcext:value-type="float">
            <text:p>0.59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19517" calcext:value-type="float">
            <text:p>0.0019517</text:p>
          </table:table-cell>
          <table:table-cell office:value-type="float" office:value="0" calcext:value-type="float">
            <text:p>0</text:p>
          </table:table-cell>
          <table:table-cell office:value-type="float" office:value="0.1884774" calcext:value-type="float">
            <text:p>0.1884774</text:p>
          </table:table-cell>
          <table:table-cell office:value-type="float" office:value="0.0019336" calcext:value-type="float">
            <text:p>0.0019336</text:p>
          </table:table-cell>
          <table:table-cell office:value-type="float" office:value="11252" calcext:value-type="float">
            <text:p>11252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2" calcext:value-type="float">
            <text:p>0.60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3254" calcext:value-type="float">
            <text:p>0.0013254</text:p>
          </table:table-cell>
          <table:table-cell office:value-type="float" office:value="0" calcext:value-type="float">
            <text:p>0</text:p>
          </table:table-cell>
          <table:table-cell office:value-type="float" office:value="0.1962679" calcext:value-type="float">
            <text:p>0.1962679</text:p>
          </table:table-cell>
          <table:table-cell office:value-type="float" office:value="0.0019351" calcext:value-type="float">
            <text:p>0.0019351</text:p>
          </table:table-cell>
          <table:table-cell office:value-type="float" office:value="11248" calcext:value-type="float">
            <text:p>11248</text:p>
          </table:table-cell>
          <table:table-cell office:value-type="float" office:value="0.187" calcext:value-type="float">
            <text:p>0.187</text:p>
          </table:table-cell>
          <table:table-cell office:value-type="float" office:value="0.607" calcext:value-type="float">
            <text:p>0.60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9768" calcext:value-type="float">
            <text:p>0.0029768</text:p>
          </table:table-cell>
          <table:table-cell office:value-type="float" office:value="0" calcext:value-type="float">
            <text:p>0</text:p>
          </table:table-cell>
          <table:table-cell office:value-type="float" office:value="0.2079792" calcext:value-type="float">
            <text:p>0.2079792</text:p>
          </table:table-cell>
          <table:table-cell office:value-type="float" office:value="0.0029195" calcext:value-type="float">
            <text:p>0.0029195</text:p>
          </table:table-cell>
          <table:table-cell office:value-type="float" office:value="11240" calcext:value-type="float">
            <text:p>11240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6" calcext:value-type="float">
            <text:p>0.60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19826" calcext:value-type="float">
            <text:p>0.0019826</text:p>
          </table:table-cell>
          <table:table-cell office:value-type="float" office:value="0" calcext:value-type="float">
            <text:p>0</text:p>
          </table:table-cell>
          <table:table-cell office:value-type="float" office:value="0.1894637" calcext:value-type="float">
            <text:p>0.1894637</text:p>
          </table:table-cell>
          <table:table-cell office:value-type="float" office:value="0.0034265" calcext:value-type="float">
            <text:p>0.0034265</text:p>
          </table:table-cell>
          <table:table-cell office:value-type="float" office:value="11236" calcext:value-type="float">
            <text:p>11236</text:p>
          </table:table-cell>
          <table:table-cell office:value-type="float" office:value="0.218" calcext:value-type="float">
            <text:p>0.218</text:p>
          </table:table-cell>
          <table:table-cell office:value-type="float" office:value="0.602" calcext:value-type="float">
            <text:p>0.60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9062" calcext:value-type="float">
            <text:p>0.0029062</text:p>
          </table:table-cell>
          <table:table-cell office:value-type="float" office:value="0" calcext:value-type="float">
            <text:p>0</text:p>
          </table:table-cell>
          <table:table-cell office:value-type="float" office:value="0.1914243" calcext:value-type="float">
            <text:p>0.1914243</text:p>
          </table:table-cell>
          <table:table-cell office:value-type="float" office:value="0.0019536" calcext:value-type="float">
            <text:p>0.0019536</text:p>
          </table:table-cell>
          <table:table-cell office:value-type="float" office:value="11244" calcext:value-type="float">
            <text:p>11244</text:p>
          </table:table-cell>
          <table:table-cell office:value-type="float" office:value="0.187" calcext:value-type="float">
            <text:p>0.187</text:p>
          </table:table-cell>
          <table:table-cell office:value-type="float" office:value="0.605" calcext:value-type="float">
            <text:p>0.60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19507" calcext:value-type="float">
            <text:p>0.0019507</text:p>
          </table:table-cell>
          <table:table-cell office:value-type="float" office:value="0" calcext:value-type="float">
            <text:p>0</text:p>
          </table:table-cell>
          <table:table-cell office:value-type="float" office:value="0.1991832" calcext:value-type="float">
            <text:p>0.1991832</text:p>
          </table:table-cell>
          <table:table-cell office:value-type="float" office:value="0.0024304" calcext:value-type="float">
            <text:p>0.0024304</text:p>
          </table:table-cell>
          <table:table-cell office:value-type="float" office:value="11244" calcext:value-type="float">
            <text:p>11244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8" calcext:value-type="float">
            <text:p>0.6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19:.B28])" office:value-type="float" office:value="0.00218777" calcext:value-type="float">
            <text:p>0.00218777</text:p>
          </table:table-cell>
          <table:table-cell table:style-name="ce4" table:formula="of:=AVERAGE([.C19:.C28])" office:value-type="float" office:value="0" calcext:value-type="float">
            <text:p>0</text:p>
          </table:table-cell>
          <table:table-cell table:style-name="ce4" table:formula="of:=AVERAGE([.D19:.D28])" office:value-type="float" office:value="0.1966664" calcext:value-type="float">
            <text:p>0.1966664</text:p>
          </table:table-cell>
          <table:table-cell table:style-name="ce4" table:formula="of:=AVERAGE([.E19:.E28])" office:value-type="float" office:value="0.00224367" calcext:value-type="float">
            <text:p>0.00224367</text:p>
          </table:table-cell>
          <table:table-cell table:style-name="ce4" table:formula="of:=AVERAGE([.F19:.F28])" office:value-type="float" office:value="10237.2" calcext:value-type="float">
            <text:p>10237.2</text:p>
          </table:table-cell>
          <table:table-cell table:style-name="ce4" table:formula="of:=AVERAGE([.G19:.G28])" office:value-type="float" office:value="0.1965" calcext:value-type="float">
            <text:p>0.1965</text:p>
          </table:table-cell>
          <table:table-cell table:style-name="ce4" table:formula="of:=AVERAGE([.H19:.H28])" office:value-type="float" office:value="0.6043" calcext:value-type="float">
            <text:p>0.6043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3" office:value-type="string" calcext:value-type="string">
            <text:p>1 epoch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295877" calcext:value-type="float">
            <text:p>1.295877</text:p>
          </table:table-cell>
          <table:table-cell office:value-type="float" office:value="0.006819" calcext:value-type="float">
            <text:p>0.006819</text:p>
          </table:table-cell>
          <table:table-cell office:value-type="float" office:value="10.629899" calcext:value-type="float">
            <text:p>10.629899</text:p>
          </table:table-cell>
          <table:table-cell office:value-type="float" office:value="4.4951" calcext:value-type="float">
            <text:p>4.4951</text:p>
          </table:table-cell>
          <table:table-cell office:value-type="float" office:value="218932" calcext:value-type="float">
            <text:p>218932</text:p>
          </table:table-cell>
          <table:table-cell office:value-type="float" office:value="15.906" calcext:value-type="float">
            <text:p>15.90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312493" calcext:value-type="float">
            <text:p>1.312493</text:p>
          </table:table-cell>
          <table:table-cell office:value-type="float" office:value="0.0029181" calcext:value-type="float">
            <text:p>0.0029181</text:p>
          </table:table-cell>
          <table:table-cell office:value-type="float" office:value="10.397469" calcext:value-type="float">
            <text:p>10.397469</text:p>
          </table:table-cell>
          <table:table-cell office:value-type="float" office:value="4.477535" calcext:value-type="float">
            <text:p>4.477535</text:p>
          </table:table-cell>
          <table:table-cell office:value-type="float" office:value="216636" calcext:value-type="float">
            <text:p>216636</text:p>
          </table:table-cell>
          <table:table-cell office:value-type="float" office:value="15.937" calcext:value-type="float">
            <text:p>15.93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309555" calcext:value-type="float">
            <text:p>1.309555</text:p>
          </table:table-cell>
          <table:table-cell office:value-type="float" office:value="0.0009617" calcext:value-type="float">
            <text:p>0.0009617</text:p>
          </table:table-cell>
          <table:table-cell office:value-type="float" office:value="10.349378" calcext:value-type="float">
            <text:p>10.349378</text:p>
          </table:table-cell>
          <table:table-cell office:value-type="float" office:value="4.504858" calcext:value-type="float">
            <text:p>4.504858</text:p>
          </table:table-cell>
          <table:table-cell office:value-type="float" office:value="216456" calcext:value-type="float">
            <text:p>216456</text:p>
          </table:table-cell>
          <table:table-cell office:value-type="float" office:value="15.968" calcext:value-type="float">
            <text:p>15.96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367161" calcext:value-type="float">
            <text:p>1.367161</text:p>
          </table:table-cell>
          <table:table-cell office:value-type="float" office:value="0.0029235" calcext:value-type="float">
            <text:p>0.0029235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4.515611" calcext:value-type="float">
            <text:p>4.515611</text:p>
          </table:table-cell>
          <table:table-cell office:value-type="float" office:value="216436" calcext:value-type="float">
            <text:p>216436</text:p>
          </table:table-cell>
          <table:table-cell office:value-type="float" office:value="15.984" calcext:value-type="float">
            <text:p>15.98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341776" calcext:value-type="float">
            <text:p>1.341776</text:p>
          </table:table-cell>
          <table:table-cell office:value-type="float" office:value="0.0029402" calcext:value-type="float">
            <text:p>0.0029402</text:p>
          </table:table-cell>
          <table:table-cell office:value-type="float" office:value="10.341778" calcext:value-type="float">
            <text:p>10.341778</text:p>
          </table:table-cell>
          <table:table-cell office:value-type="float" office:value="4.547838" calcext:value-type="float">
            <text:p>4.547838</text:p>
          </table:table-cell>
          <table:table-cell office:value-type="float" office:value="216464" calcext:value-type="float">
            <text:p>216464</text:p>
          </table:table-cell>
          <table:table-cell office:value-type="float" office:value="15.968" calcext:value-type="float">
            <text:p>15.96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291966" calcext:value-type="float">
            <text:p>1.291966</text:p>
          </table:table-cell>
          <table:table-cell office:value-type="float" office:value="0.00293331" calcext:value-type="float">
            <text:p>0.00293331</text:p>
          </table:table-cell>
          <table:table-cell office:value-type="float" office:value="10.394507" calcext:value-type="float">
            <text:p>10.394507</text:p>
          </table:table-cell>
          <table:table-cell office:value-type="float" office:value="4.516254" calcext:value-type="float">
            <text:p>4.516254</text:p>
          </table:table-cell>
          <table:table-cell office:value-type="float" office:value="216416" calcext:value-type="float">
            <text:p>216416</text:p>
          </table:table-cell>
          <table:table-cell office:value-type="float" office:value="15.984" calcext:value-type="float">
            <text:p>15.98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257869" calcext:value-type="float">
            <text:p>1.257869</text:p>
          </table:table-cell>
          <table:table-cell office:value-type="float" office:value="0.0028504" calcext:value-type="float">
            <text:p>0.0028504</text:p>
          </table:table-cell>
          <table:table-cell office:value-type="float" office:value="10.305651" calcext:value-type="float">
            <text:p>10.305651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248756" calcext:value-type="float">
            <text:p>248756</text:p>
          </table:table-cell>
          <table:table-cell office:value-type="float" office:value="15.843" calcext:value-type="float">
            <text:p>15.84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350562" calcext:value-type="float">
            <text:p>1.350562</text:p>
          </table:table-cell>
          <table:table-cell office:value-type="float" office:value="0.0029684" calcext:value-type="float">
            <text:p>0.0029684</text:p>
          </table:table-cell>
          <table:table-cell office:value-type="float" office:value="10.397443" calcext:value-type="float">
            <text:p>10.397443</text:p>
          </table:table-cell>
          <table:table-cell office:value-type="float" office:value="4.572269" calcext:value-type="float">
            <text:p>4.572269</text:p>
          </table:table-cell>
          <table:table-cell office:value-type="float" office:value="216064" calcext:value-type="float">
            <text:p>216064</text:p>
          </table:table-cell>
          <table:table-cell office:value-type="float" office:value="15.781" calcext:value-type="float">
            <text:p>15.78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291006" calcext:value-type="float">
            <text:p>1.291006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10.330052" calcext:value-type="float">
            <text:p>10.330052</text:p>
          </table:table-cell>
          <table:table-cell office:value-type="float" office:value="4.514635" calcext:value-type="float">
            <text:p>4.514635</text:p>
          </table:table-cell>
          <table:table-cell office:value-type="float" office:value="216440" calcext:value-type="float">
            <text:p>216440</text:p>
          </table:table-cell>
          <table:table-cell office:value-type="float" office:value="15.89" calcext:value-type="float">
            <text:p>15.8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296868" calcext:value-type="float">
            <text:p>1.296868</text:p>
          </table:table-cell>
          <table:table-cell office:value-type="float" office:value="0.0068174" calcext:value-type="float">
            <text:p>0.0068174</text:p>
          </table:table-cell>
          <table:table-cell office:value-type="float" office:value="10.365202" calcext:value-type="float">
            <text:p>10.365202</text:p>
          </table:table-cell>
          <table:table-cell office:value-type="float" office:value="4.489238" calcext:value-type="float">
            <text:p>4.489238</text:p>
          </table:table-cell>
          <table:table-cell office:value-type="float" office:value="218740" calcext:value-type="float">
            <text:p>218740</text:p>
          </table:table-cell>
          <table:table-cell office:value-type="float" office:value="15.89" calcext:value-type="float">
            <text:p>15.8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35:.B44])" office:value-type="float" office:value="1.3115133" calcext:value-type="float">
            <text:p>1.3115133</text:p>
          </table:table-cell>
          <table:table-cell table:style-name="ce4" table:formula="of:=AVERAGE([.C35:.C44])" office:value-type="float" office:value="0.003504701" calcext:value-type="float">
            <text:p>0.003504701</text:p>
          </table:table-cell>
          <table:table-cell table:style-name="ce4" table:formula="of:=AVERAGE([.D35:.D44])" office:value-type="float" office:value="10.4041637" calcext:value-type="float">
            <text:p>10.4041637</text:p>
          </table:table-cell>
          <table:table-cell table:style-name="ce4" table:formula="of:=AVERAGE([.E35:.E44])" office:value-type="float" office:value="4.5133322" calcext:value-type="float">
            <text:p>4.5133322</text:p>
          </table:table-cell>
          <table:table-cell table:style-name="ce4" table:formula="of:=AVERAGE([.F35:.F44])" office:value-type="float" office:value="220134" calcext:value-type="float">
            <text:p>220134</text:p>
          </table:table-cell>
          <table:table-cell table:style-name="ce4" table:formula="of:=AVERAGE([.G35:.G44])" office:value-type="float" office:value="15.9151" calcext:value-type="float">
            <text:p>15.9151</text:p>
          </table:table-cell>
          <table:table-cell table:style-name="ce4" table:formula="of:=AVERAGE([.H35:.H44])" office:value-type="float" office:value="50" calcext:value-type="float">
            <text:p>50</text:p>
          </table:table-cell>
          <table:table-cell table:number-columns-repeated="2"/>
        </table:table-row>
      </table:table>
      <table:table table:name="matlab" table:style-name="ta1">
        <table:table-column table:style-name="co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XOR</text:p>
          </table:table-cell>
          <table:table-cell table:style-name="ce3" office:value-type="string" calcext:value-type="string">
            <text:p>10000 epochs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2.084436" calcext:value-type="float">
            <text:p>2.084436</text:p>
          </table:table-cell>
          <table:table-cell office:value-type="float" office:value="12.831857" calcext:value-type="float">
            <text:p>12.831857</text:p>
          </table:table-cell>
          <table:table-cell office:value-type="float" office:value="0.141597" calcext:value-type="float">
            <text:p>0.141597</text:p>
          </table:table-cell>
          <table:table-cell office:value-type="float" office:value="379592" calcext:value-type="float">
            <text:p>379592</text:p>
          </table:table-cell>
          <table:table-cell office:value-type="float" office:value="20.75" calcext:value-type="float">
            <text:p>20.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WS – Kb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1.946488" calcext:value-type="float">
            <text:p>1.946488</text:p>
          </table:table-cell>
          <table:table-cell office:value-type="float" office:value="12.561587" calcext:value-type="float">
            <text:p>12.561587</text:p>
          </table:table-cell>
          <table:table-cell office:value-type="float" office:value="0.134813" calcext:value-type="float">
            <text:p>0.134813</text:p>
          </table:table-cell>
          <table:table-cell office:value-type="float" office:value="378976" calcext:value-type="float">
            <text:p>378976</text:p>
          </table:table-cell>
          <table:table-cell office:value-type="float" office:value="20.687" calcext:value-type="float">
            <text:p>20.68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Times – Second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501" calcext:value-type="float">
            <text:p>0.002501</text:p>
          </table:table-cell>
          <table:table-cell office:value-type="float" office:value="1.995197" calcext:value-type="float">
            <text:p>1.995197</text:p>
          </table:table-cell>
          <table:table-cell office:value-type="float" office:value="12.613834" calcext:value-type="float">
            <text:p>12.613834</text:p>
          </table:table-cell>
          <table:table-cell office:value-type="float" office:value="0.162103" calcext:value-type="float">
            <text:p>0.162103</text:p>
          </table:table-cell>
          <table:table-cell office:value-type="float" office:value="380348" calcext:value-type="float">
            <text:p>380348</text:p>
          </table:table-cell>
          <table:table-cell office:value-type="float" office:value="20.781" calcext:value-type="float">
            <text:p>20.78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2.005849" calcext:value-type="float">
            <text:p>2.005849</text:p>
          </table:table-cell>
          <table:table-cell office:value-type="float" office:value="12.756095" calcext:value-type="float">
            <text:p>12.756095</text:p>
          </table:table-cell>
          <table:table-cell office:value-type="float" office:value="0.133629" calcext:value-type="float">
            <text:p>0.133629</text:p>
          </table:table-cell>
          <table:table-cell office:value-type="float" office:value="380484" calcext:value-type="float">
            <text:p>380484</text:p>
          </table:table-cell>
          <table:table-cell office:value-type="float" office:value="20.828" calcext:value-type="float">
            <text:p>20.82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13.863558" calcext:value-type="float">
            <text:p>13.863558</text:p>
          </table:table-cell>
          <table:table-cell office:value-type="float" office:value="0.138342" calcext:value-type="float">
            <text:p>0.138342</text:p>
          </table:table-cell>
          <table:table-cell office:value-type="float" office:value="379844" calcext:value-type="float">
            <text:p>379844</text:p>
          </table:table-cell>
          <table:table-cell office:value-type="float" office:value="21.828" calcext:value-type="float">
            <text:p>21.82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1.992782" calcext:value-type="float">
            <text:p>1.992782</text:p>
          </table:table-cell>
          <table:table-cell office:value-type="float" office:value="12.691427" calcext:value-type="float">
            <text:p>12.691427</text:p>
          </table:table-cell>
          <table:table-cell office:value-type="float" office:value="0.13783" calcext:value-type="float">
            <text:p>0.13783</text:p>
          </table:table-cell>
          <table:table-cell office:value-type="float" office:value="379220" calcext:value-type="float">
            <text:p>379220</text:p>
          </table:table-cell>
          <table:table-cell office:value-type="float" office:value="20.812" calcext:value-type="float">
            <text:p>20.81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.937856" calcext:value-type="float">
            <text:p>1.937856</text:p>
          </table:table-cell>
          <table:table-cell office:value-type="float" office:value="12.598099" calcext:value-type="float">
            <text:p>12.598099</text:p>
          </table:table-cell>
          <table:table-cell office:value-type="float" office:value="0.132457" calcext:value-type="float">
            <text:p>0.132457</text:p>
          </table:table-cell>
          <table:table-cell office:value-type="float" office:value="379416" calcext:value-type="float">
            <text:p>379416</text:p>
          </table:table-cell>
          <table:table-cell office:value-type="float" office:value="20.671" calcext:value-type="float">
            <text:p>20.67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325" calcext:value-type="float">
            <text:p>0.002325</text:p>
          </table:table-cell>
          <table:table-cell office:value-type="float" office:value="1.949068" calcext:value-type="float">
            <text:p>1.949068</text:p>
          </table:table-cell>
          <table:table-cell office:value-type="float" office:value="12.533668" calcext:value-type="float">
            <text:p>12.533668</text:p>
          </table:table-cell>
          <table:table-cell office:value-type="float" office:value="0.138427" calcext:value-type="float">
            <text:p>0.138427</text:p>
          </table:table-cell>
          <table:table-cell office:value-type="float" office:value="379168" calcext:value-type="float">
            <text:p>379168</text:p>
          </table:table-cell>
          <table:table-cell office:value-type="float" office:value="20.656" calcext:value-type="float">
            <text:p>20.65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2.173129" calcext:value-type="float">
            <text:p>2.173129</text:p>
          </table:table-cell>
          <table:table-cell office:value-type="float" office:value="13.134066" calcext:value-type="float">
            <text:p>13.134066</text:p>
          </table:table-cell>
          <table:table-cell office:value-type="float" office:value="0.138977" calcext:value-type="float">
            <text:p>0.138977</text:p>
          </table:table-cell>
          <table:table-cell office:value-type="float" office:value="379836" calcext:value-type="float">
            <text:p>379836</text:p>
          </table:table-cell>
          <table:table-cell office:value-type="float" office:value="21.437" calcext:value-type="float">
            <text:p>21.43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11371" calcext:value-type="float">
            <text:p>2.11371</text:p>
          </table:table-cell>
          <table:table-cell office:value-type="float" office:value="13.137489" calcext:value-type="float">
            <text:p>13.137489</text:p>
          </table:table-cell>
          <table:table-cell office:value-type="float" office:value="0.141477" calcext:value-type="float">
            <text:p>0.141477</text:p>
          </table:table-cell>
          <table:table-cell office:value-type="float" office:value="375988" calcext:value-type="float">
            <text:p>375988</text:p>
          </table:table-cell>
          <table:table-cell office:value-type="float" office:value="21.015" calcext:value-type="float">
            <text:p>21.01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4:.B13])" office:value-type="float" office:value="0.0026563" calcext:value-type="float">
            <text:p>0.0026563</text:p>
          </table:table-cell>
          <table:table-cell table:style-name="ce4" table:formula="of:=AVERAGE([.C4:.C13])" office:value-type="float" office:value="2.0347065" calcext:value-type="float">
            <text:p>2.0347065</text:p>
          </table:table-cell>
          <table:table-cell table:style-name="ce4" table:formula="of:=AVERAGE([.D4:.D13])" office:value-type="float" office:value="12.872168" calcext:value-type="float">
            <text:p>12.872168</text:p>
          </table:table-cell>
          <table:table-cell table:style-name="ce4" table:formula="of:=AVERAGE([.E4:.E13])" office:value-type="float" office:value="0.1399652" calcext:value-type="float">
            <text:p>0.1399652</text:p>
          </table:table-cell>
          <table:table-cell table:style-name="ce4" table:formula="of:=AVERAGE([.F4:.F13])" office:value-type="float" office:value="379287.2" calcext:value-type="float">
            <text:p>379287.2</text:p>
          </table:table-cell>
          <table:table-cell table:style-name="ce4" table:formula="of:=AVERAGE([.G4:.G13])" office:value-type="float" office:value="20.9465" calcext:value-type="float">
            <text:p>20.9465</text:p>
          </table:table-cell>
          <table:table-cell table:style-name="ce4" table:formula="of:=AVERAGE([.H4:.H13])" office:value-type="float" office:value="66.6" calcext:value-type="float">
            <text:p>66.6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3" office:value-type="string" calcext:value-type="string">
            <text:p>50 epochs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1.938055" calcext:value-type="float">
            <text:p>1.938055</text:p>
          </table:table-cell>
          <table:table-cell office:value-type="float" office:value="2.547036" calcext:value-type="float">
            <text:p>2.547036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378500" calcext:value-type="float">
            <text:p>378500</text:p>
          </table:table-cell>
          <table:table-cell office:value-type="float" office:value="11.359" calcext:value-type="float">
            <text:p>11.35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1.900783" calcext:value-type="float">
            <text:p>1.900783</text:p>
          </table:table-cell>
          <table:table-cell office:value-type="float" office:value="1.449499" calcext:value-type="float">
            <text:p>1.449499</text:p>
          </table:table-cell>
          <table:table-cell office:value-type="float" office:value="0.143344" calcext:value-type="float">
            <text:p>0.143344</text:p>
          </table:table-cell>
          <table:table-cell office:value-type="float" office:value="372524" calcext:value-type="float">
            <text:p>372524</text:p>
          </table:table-cell>
          <table:table-cell office:value-type="float" office:value="9.937" calcext:value-type="float">
            <text:p>9.93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1.973182" calcext:value-type="float">
            <text:p>1.973182</text:p>
          </table:table-cell>
          <table:table-cell office:value-type="float" office:value="1.412451" calcext:value-type="float">
            <text:p>1.412451</text:p>
          </table:table-cell>
          <table:table-cell office:value-type="float" office:value="0.152573" calcext:value-type="float">
            <text:p>0.152573</text:p>
          </table:table-cell>
          <table:table-cell office:value-type="float" office:value="371608" calcext:value-type="float">
            <text:p>371608</text:p>
          </table:table-cell>
          <table:table-cell office:value-type="float" office:value="9.906" calcext:value-type="float">
            <text:p>9.90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396" calcext:value-type="float">
            <text:p>0.002396</text:p>
          </table:table-cell>
          <table:table-cell office:value-type="float" office:value="1.95542" calcext:value-type="float">
            <text:p>1.95542</text:p>
          </table:table-cell>
          <table:table-cell office:value-type="float" office:value="1.347049" calcext:value-type="float">
            <text:p>1.347049</text:p>
          </table:table-cell>
          <table:table-cell office:value-type="float" office:value="0.140035" calcext:value-type="float">
            <text:p>0.140035</text:p>
          </table:table-cell>
          <table:table-cell office:value-type="float" office:value="371620" calcext:value-type="float">
            <text:p>371620</text:p>
          </table:table-cell>
          <table:table-cell office:value-type="float" office:value="9.687" calcext:value-type="float">
            <text:p>9.68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2.223401" calcext:value-type="float">
            <text:p>2.223401</text:p>
          </table:table-cell>
          <table:table-cell office:value-type="float" office:value="1.570493" calcext:value-type="float">
            <text:p>1.570493</text:p>
          </table:table-cell>
          <table:table-cell office:value-type="float" office:value="0.170068" calcext:value-type="float">
            <text:p>0.170068</text:p>
          </table:table-cell>
          <table:table-cell office:value-type="float" office:value="371828" calcext:value-type="float">
            <text:p>371828</text:p>
          </table:table-cell>
          <table:table-cell office:value-type="float" office:value="10.109" calcext:value-type="float">
            <text:p>10.10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1.938374" calcext:value-type="float">
            <text:p>1.938374</text:p>
          </table:table-cell>
          <table:table-cell office:value-type="float" office:value="1.344163" calcext:value-type="float">
            <text:p>1.344163</text:p>
          </table:table-cell>
          <table:table-cell office:value-type="float" office:value="0.132185" calcext:value-type="float">
            <text:p>0.132185</text:p>
          </table:table-cell>
          <table:table-cell office:value-type="float" office:value="372256" calcext:value-type="float">
            <text:p>372256</text:p>
          </table:table-cell>
          <table:table-cell office:value-type="float" office:value="9.812" calcext:value-type="float">
            <text:p>9.81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2.168441" calcext:value-type="float">
            <text:p>2.168441</text:p>
          </table:table-cell>
          <table:table-cell office:value-type="float" office:value="1.407498" calcext:value-type="float">
            <text:p>1.407498</text:p>
          </table:table-cell>
          <table:table-cell office:value-type="float" office:value="0.202185" calcext:value-type="float">
            <text:p>0.202185</text:p>
          </table:table-cell>
          <table:table-cell office:value-type="float" office:value="371780" calcext:value-type="float">
            <text:p>371780</text:p>
          </table:table-cell>
          <table:table-cell office:value-type="float" office:value="9.75" calcext:value-type="float">
            <text:p>9.7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1.924804" calcext:value-type="float">
            <text:p>1.924804</text:p>
          </table:table-cell>
          <table:table-cell office:value-type="float" office:value="1.484572" calcext:value-type="float">
            <text:p>1.484572</text:p>
          </table:table-cell>
          <table:table-cell office:value-type="float" office:value="0.160911" calcext:value-type="float">
            <text:p>0.160911</text:p>
          </table:table-cell>
          <table:table-cell office:value-type="float" office:value="371536" calcext:value-type="float">
            <text:p>371536</text:p>
          </table:table-cell>
          <table:table-cell office:value-type="float" office:value="10.031" calcext:value-type="float">
            <text:p>10.03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4.930823" calcext:value-type="float">
            <text:p>4.930823</text:p>
          </table:table-cell>
          <table:table-cell office:value-type="float" office:value="1.429256" calcext:value-type="float">
            <text:p>1.429256</text:p>
          </table:table-cell>
          <table:table-cell office:value-type="float" office:value="0.158068" calcext:value-type="float">
            <text:p>0.158068</text:p>
          </table:table-cell>
          <table:table-cell office:value-type="float" office:value="371384" calcext:value-type="float">
            <text:p>371384</text:p>
          </table:table-cell>
          <table:table-cell office:value-type="float" office:value="9.656" calcext:value-type="float">
            <text:p>9.65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1.921669" calcext:value-type="float">
            <text:p>1.921669</text:p>
          </table:table-cell>
          <table:table-cell office:value-type="float" office:value="1.38166" calcext:value-type="float">
            <text:p>1.38166</text:p>
          </table:table-cell>
          <table:table-cell office:value-type="float" office:value="0.146677" calcext:value-type="float">
            <text:p>0.146677</text:p>
          </table:table-cell>
          <table:table-cell office:value-type="float" office:value="371908" calcext:value-type="float">
            <text:p>37190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19:.B28])" office:value-type="float" office:value="0.0028105" calcext:value-type="float">
            <text:p>0.0028105</text:p>
          </table:table-cell>
          <table:table-cell table:style-name="ce4" table:formula="of:=AVERAGE([.C19:.C28])" office:value-type="float" office:value="2.2874952" calcext:value-type="float">
            <text:p>2.2874952</text:p>
          </table:table-cell>
          <table:table-cell table:style-name="ce4" table:formula="of:=AVERAGE([.D19:.D28])" office:value-type="float" office:value="1.5373677" calcext:value-type="float">
            <text:p>1.5373677</text:p>
          </table:table-cell>
          <table:table-cell table:style-name="ce4" table:formula="of:=AVERAGE([.E19:.E28])" office:value-type="float" office:value="0.1561935" calcext:value-type="float">
            <text:p>0.1561935</text:p>
          </table:table-cell>
          <table:table-cell table:style-name="ce4" table:formula="of:=AVERAGE([.F19:.F28])" office:value-type="float" office:value="372494.4" calcext:value-type="float">
            <text:p>372494.4</text:p>
          </table:table-cell>
          <table:table-cell table:style-name="ce4" table:formula="of:=AVERAGE([.G19:.G28])" office:value-type="float" office:value="10.0247" calcext:value-type="float">
            <text:p>10.0247</text:p>
          </table:table-cell>
          <table:table-cell table:style-name="ce4" table:formula="of:=AVERAGE([.H19:.H28])" office:value-type="float" office:value="31.6" calcext:value-type="float">
            <text:p>31.6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3" office:value-type="string" calcext:value-type="string">
            <text:p>1 epoch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1.861923" calcext:value-type="float">
            <text:p>1.861923</text:p>
          </table:table-cell>
          <table:table-cell office:value-type="float" office:value="1.956056" calcext:value-type="float">
            <text:p>1.956056</text:p>
          </table:table-cell>
          <table:table-cell office:value-type="float" office:value="0.491319" calcext:value-type="float">
            <text:p>0.491319</text:p>
          </table:table-cell>
          <table:table-cell office:value-type="float" office:value="834944" calcext:value-type="float">
            <text:p>834944</text:p>
          </table:table-cell>
          <table:table-cell office:value-type="float" office:value="10.234" calcext:value-type="float">
            <text:p>10.23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43156" calcext:value-type="float">
            <text:p>0.243156</text:p>
          </table:table-cell>
          <table:table-cell office:value-type="float" office:value="1.856139" calcext:value-type="float">
            <text:p>1.856139</text:p>
          </table:table-cell>
          <table:table-cell office:value-type="float" office:value="1.964304" calcext:value-type="float">
            <text:p>1.964304</text:p>
          </table:table-cell>
          <table:table-cell office:value-type="float" office:value="0.494044" calcext:value-type="float">
            <text:p>0.494044</text:p>
          </table:table-cell>
          <table:table-cell office:value-type="float" office:value="835428" calcext:value-type="float">
            <text:p>835428</text:p>
          </table:table-cell>
          <table:table-cell office:value-type="float" office:value="10.437" calcext:value-type="float">
            <text:p>10.43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7258" calcext:value-type="float">
            <text:p>0.247258</text:p>
          </table:table-cell>
          <table:table-cell office:value-type="float" office:value="1.86754" calcext:value-type="float">
            <text:p>1.86754</text:p>
          </table:table-cell>
          <table:table-cell office:value-type="float" office:value="1.977393" calcext:value-type="float">
            <text:p>1.977393</text:p>
          </table:table-cell>
          <table:table-cell office:value-type="float" office:value="0.548137" calcext:value-type="float">
            <text:p>0.548137</text:p>
          </table:table-cell>
          <table:table-cell office:value-type="float" office:value="835012" calcext:value-type="float">
            <text:p>835012</text:p>
          </table:table-cell>
          <table:table-cell office:value-type="float" office:value="10.156" calcext:value-type="float">
            <text:p>10.15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56463" calcext:value-type="float">
            <text:p>0.256463</text:p>
          </table:table-cell>
          <table:table-cell office:value-type="float" office:value="2.12746" calcext:value-type="float">
            <text:p>2.12746</text:p>
          </table:table-cell>
          <table:table-cell office:value-type="float" office:value="2.209515" calcext:value-type="float">
            <text:p>2.209515</text:p>
          </table:table-cell>
          <table:table-cell office:value-type="float" office:value="0.579836" calcext:value-type="float">
            <text:p>0.579836</text:p>
          </table:table-cell>
          <table:table-cell office:value-type="float" office:value="835288" calcext:value-type="float">
            <text:p>835288</text:p>
          </table:table-cell>
          <table:table-cell office:value-type="float" office:value="10.578" calcext:value-type="float">
            <text:p>10.57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0735" calcext:value-type="float">
            <text:p>0.250735</text:p>
          </table:table-cell>
          <table:table-cell office:value-type="float" office:value="1.825576" calcext:value-type="float">
            <text:p>1.825576</text:p>
          </table:table-cell>
          <table:table-cell office:value-type="float" office:value="1.97808" calcext:value-type="float">
            <text:p>1.97808</text:p>
          </table:table-cell>
          <table:table-cell office:value-type="float" office:value="0.496735" calcext:value-type="float">
            <text:p>0.496735</text:p>
          </table:table-cell>
          <table:table-cell office:value-type="float" office:value="835032" calcext:value-type="float">
            <text:p>835032</text:p>
          </table:table-cell>
          <table:table-cell office:value-type="float" office:value="10.234" calcext:value-type="float">
            <text:p>10.23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73244" calcext:value-type="float">
            <text:p>0.273244</text:p>
          </table:table-cell>
          <table:table-cell office:value-type="float" office:value="2.189764" calcext:value-type="float">
            <text:p>2.189764</text:p>
          </table:table-cell>
          <table:table-cell office:value-type="float" office:value="2.011222" calcext:value-type="float">
            <text:p>2.011222</text:p>
          </table:table-cell>
          <table:table-cell office:value-type="float" office:value="0.527791" calcext:value-type="float">
            <text:p>0.527791</text:p>
          </table:table-cell>
          <table:table-cell office:value-type="float" office:value="835300" calcext:value-type="float">
            <text:p>835300</text:p>
          </table:table-cell>
          <table:table-cell office:value-type="float" office:value="10.218" calcext:value-type="float">
            <text:p>10.21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53348" calcext:value-type="float">
            <text:p>0.253348</text:p>
          </table:table-cell>
          <table:table-cell office:value-type="float" office:value="1.834973" calcext:value-type="float">
            <text:p>1.834973</text:p>
          </table:table-cell>
          <table:table-cell office:value-type="float" office:value="2.220606" calcext:value-type="float">
            <text:p>2.220606</text:p>
          </table:table-cell>
          <table:table-cell office:value-type="float" office:value="0.518524" calcext:value-type="float">
            <text:p>0.518524</text:p>
          </table:table-cell>
          <table:table-cell office:value-type="float" office:value="835596" calcext:value-type="float">
            <text:p>835596</text:p>
          </table:table-cell>
          <table:table-cell office:value-type="float" office:value="10.109" calcext:value-type="float">
            <text:p>10.10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48103" calcext:value-type="float">
            <text:p>0.248103</text:p>
          </table:table-cell>
          <table:table-cell office:value-type="float" office:value="1.989698" calcext:value-type="float">
            <text:p>1.989698</text:p>
          </table:table-cell>
          <table:table-cell office:value-type="float" office:value="2.096315" calcext:value-type="float">
            <text:p>2.096315</text:p>
          </table:table-cell>
          <table:table-cell office:value-type="float" office:value="0.528724" calcext:value-type="float">
            <text:p>0.528724</text:p>
          </table:table-cell>
          <table:table-cell office:value-type="float" office:value="835780" calcext:value-type="float">
            <text:p>835780</text:p>
          </table:table-cell>
          <table:table-cell office:value-type="float" office:value="10.625" calcext:value-type="float">
            <text:p>10.62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244265" calcext:value-type="float">
            <text:p>0.244265</text:p>
          </table:table-cell>
          <table:table-cell office:value-type="float" office:value="1.823022" calcext:value-type="float">
            <text:p>1.823022</text:p>
          </table:table-cell>
          <table:table-cell office:value-type="float" office:value="2.000742" calcext:value-type="float">
            <text:p>2.000742</text:p>
          </table:table-cell>
          <table:table-cell office:value-type="float" office:value="0.534966" calcext:value-type="float">
            <text:p>0.534966</text:p>
          </table:table-cell>
          <table:table-cell office:value-type="float" office:value="835744" calcext:value-type="float">
            <text:p>835744</text:p>
          </table:table-cell>
          <table:table-cell office:value-type="float" office:value="10.125" calcext:value-type="float">
            <text:p>10.12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43878" calcext:value-type="float">
            <text:p>0.243878</text:p>
          </table:table-cell>
          <table:table-cell office:value-type="float" office:value="1.905264" calcext:value-type="float">
            <text:p>1.905264</text:p>
          </table:table-cell>
          <table:table-cell office:value-type="float" office:value="2.187818" calcext:value-type="float">
            <text:p>2.187818</text:p>
          </table:table-cell>
          <table:table-cell office:value-type="float" office:value="0.684226" calcext:value-type="float">
            <text:p>0.684226</text:p>
          </table:table-cell>
          <table:table-cell office:value-type="float" office:value="835300" calcext:value-type="float">
            <text:p>835300</text:p>
          </table:table-cell>
          <table:table-cell office:value-type="float" office:value="10.218" calcext:value-type="float">
            <text:p>10.21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35:.B44])" office:value-type="float" office:value="0.2507189" calcext:value-type="float">
            <text:p>0.2507189</text:p>
          </table:table-cell>
          <table:table-cell table:style-name="ce4" table:formula="of:=AVERAGE([.C35:.C44])" office:value-type="float" office:value="1.9281359" calcext:value-type="float">
            <text:p>1.9281359</text:p>
          </table:table-cell>
          <table:table-cell table:style-name="ce4" table:formula="of:=AVERAGE([.D35:.D44])" office:value-type="float" office:value="2.0602051" calcext:value-type="float">
            <text:p>2.0602051</text:p>
          </table:table-cell>
          <table:table-cell table:style-name="ce4" table:formula="of:=AVERAGE([.E35:.E44])" office:value-type="float" office:value="0.5404302" calcext:value-type="float">
            <text:p>0.5404302</text:p>
          </table:table-cell>
          <table:table-cell table:style-name="ce4" table:formula="of:=AVERAGE([.F35:.F44])" office:value-type="float" office:value="835342.4" calcext:value-type="float">
            <text:p>835342.4</text:p>
          </table:table-cell>
          <table:table-cell table:style-name="ce4" table:formula="of:=AVERAGE([.G35:.G44])" office:value-type="float" office:value="10.2934" calcext:value-type="float">
            <text:p>10.2934</text:p>
          </table:table-cell>
          <table:table-cell table:style-name="ce4" table:formula="of:=AVERAGE([.H35:.H44])" office:value-type="float" office:value="32.4" calcext:value-type="float">
            <text:p>32.4</text:p>
          </table:table-cell>
          <table:table-cell table:number-columns-repeated="2"/>
        </table:table-row>
      </table:table>
      <table:table table:name="r (nnet)" table:style-name="ta1">
        <table:table-column table:style-name="co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XOR</text:p>
          </table:table-cell>
          <table:table-cell table:style-name="ce3" office:value-type="string" calcext:value-type="string">
            <text:p>? epochs (cannot force)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176" calcext:value-type="float">
            <text:p>47176</text:p>
          </table:table-cell>
          <table:table-cell office:value-type="float" office:value="0.328" calcext:value-type="float">
            <text:p>0.328</text:p>
          </table:table-cell>
          <table:table-cell office:value-type="float" office:value="0.917" calcext:value-type="float">
            <text:p>0.917</text:p>
          </table:table-cell>
          <table:table-cell/>
          <table:table-cell office:value-type="string" calcext:value-type="string">
            <text:p>PWS – Kb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20" calcext:value-type="float">
            <text:p>47220</text:p>
          </table:table-cell>
          <table:table-cell office:value-type="float" office:value="0.328" calcext:value-type="float">
            <text:p>0.328</text:p>
          </table:table-cell>
          <table:table-cell office:value-type="float" office:value="0.912" calcext:value-type="float">
            <text:p>0.912</text:p>
          </table:table-cell>
          <table:table-cell/>
          <table:table-cell office:value-type="string" calcext:value-type="string">
            <text:p>Times – Second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208" calcext:value-type="float">
            <text:p>47208</text:p>
          </table:table-cell>
          <table:table-cell office:value-type="float" office:value="0.25" calcext:value-type="float">
            <text:p>0.25</text:p>
          </table:table-cell>
          <table:table-cell office:value-type="float" office:value="0.846" calcext:value-type="float">
            <text:p>0.84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180" calcext:value-type="float">
            <text:p>47180</text:p>
          </table:table-cell>
          <table:table-cell office:value-type="float" office:value="0.265" calcext:value-type="float">
            <text:p>0.265</text:p>
          </table:table-cell>
          <table:table-cell office:value-type="float" office:value="0.878" calcext:value-type="float">
            <text:p>0.87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216" calcext:value-type="float">
            <text:p>47216</text:p>
          </table:table-cell>
          <table:table-cell office:value-type="float" office:value="0.281" calcext:value-type="float">
            <text:p>0.281</text:p>
          </table:table-cell>
          <table:table-cell office:value-type="float" office:value="0.867" calcext:value-type="float">
            <text:p>0.86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88" calcext:value-type="float">
            <text:p>47188</text:p>
          </table:table-cell>
          <table:table-cell office:value-type="float" office:value="0.296" calcext:value-type="float">
            <text:p>0.296</text:p>
          </table:table-cell>
          <table:table-cell office:value-type="float" office:value="0.878" calcext:value-type="float">
            <text:p>0.87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47220" calcext:value-type="float">
            <text:p>47220</text:p>
          </table:table-cell>
          <table:table-cell office:value-type="float" office:value="0.296" calcext:value-type="float">
            <text:p>0.296</text:p>
          </table:table-cell>
          <table:table-cell office:value-type="float" office:value="0.898" calcext:value-type="float">
            <text:p>0.898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96" calcext:value-type="float">
            <text:p>471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16" calcext:value-type="float">
            <text:p>47216</text:p>
          </table:table-cell>
          <table:table-cell office:value-type="float" office:value="0.296" calcext:value-type="float">
            <text:p>0.296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84" calcext:value-type="float">
            <text:p>47184</text:p>
          </table:table-cell>
          <table:table-cell office:value-type="float" office:value="0.312" calcext:value-type="float">
            <text:p>0.312</text:p>
          </table:table-cell>
          <table:table-cell office:value-type="float" office:value="0.928" calcext:value-type="float">
            <text:p>0.9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4:.B13])" office:value-type="float" office:value="0.015" calcext:value-type="float">
            <text:p>0.015</text:p>
          </table:table-cell>
          <table:table-cell table:style-name="ce4" table:formula="of:=AVERAGE([.C4:.C13])" office:value-type="float" office:value="0.008" calcext:value-type="float">
            <text:p>0.008</text:p>
          </table:table-cell>
          <table:table-cell table:style-name="ce4" table:formula="of:=AVERAGE([.D4:.D13])" office:value-type="float" office:value="0.0101" calcext:value-type="float">
            <text:p>0.0101</text:p>
          </table:table-cell>
          <table:table-cell table:style-name="ce4" table:formula="of:=AVERAGE([.E4:.E13])" office:value-type="float" office:value="0" calcext:value-type="float">
            <text:p>0</text:p>
          </table:table-cell>
          <table:table-cell table:style-name="ce4" table:formula="of:=AVERAGE([.F4:.F13])" office:value-type="float" office:value="47200.4" calcext:value-type="float">
            <text:p>47200.4</text:p>
          </table:table-cell>
          <table:table-cell table:style-name="ce4" table:formula="of:=AVERAGE([.G4:.G13])" office:value-type="float" office:value="0.2908" calcext:value-type="float">
            <text:p>0.2908</text:p>
          </table:table-cell>
          <table:table-cell table:style-name="ce4" table:formula="of:=AVERAGE([.H4:.H13])" office:value-type="float" office:value="0.8906" calcext:value-type="float">
            <text:p>0.8906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3" office:value-type="string" calcext:value-type="string">
            <text:p>50 epochs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56" calcext:value-type="float">
            <text:p>49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9236" calcext:value-type="float">
            <text:p>49236</text:p>
          </table:table-cell>
          <table:table-cell office:value-type="float" office:value="0.984" calcext:value-type="float">
            <text:p>0.984</text:p>
          </table:table-cell>
          <table:table-cell office:value-type="float" office:value="2.969" calcext:value-type="float">
            <text:p>2.96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49272" calcext:value-type="float">
            <text:p>49272</text:p>
          </table:table-cell>
          <table:table-cell office:value-type="float" office:value="0.968" calcext:value-type="float">
            <text:p>0.9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49244" calcext:value-type="float">
            <text:p>49244</text:p>
          </table:table-cell>
          <table:table-cell office:value-type="float" office:value="0.968" calcext:value-type="float">
            <text:p>0.9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1" calcext:value-type="float">
            <text:p>0.01</text:p>
          </table:table-cell>
          <table:table-cell office:value-type="float" office:value="49264" calcext:value-type="float">
            <text:p>492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56" calcext:value-type="float">
            <text:p>49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49268" calcext:value-type="float">
            <text:p>49268</text:p>
          </table:table-cell>
          <table:table-cell office:value-type="float" office:value="0.968" calcext:value-type="float">
            <text:p>0.968</text:p>
          </table:table-cell>
          <table:table-cell office:value-type="float" office:value="2.993" calcext:value-type="float">
            <text:p>2.99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36" calcext:value-type="float">
            <text:p>49236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76" calcext:value-type="float">
            <text:p>49276</text:p>
          </table:table-cell>
          <table:table-cell office:value-type="float" office:value="0.968" calcext:value-type="float">
            <text:p>0.968</text:p>
          </table:table-cell>
          <table:table-cell office:value-type="float" office:value="3.013" calcext:value-type="float">
            <text:p>3.01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 office:value-type="float" office:value="49236" calcext:value-type="float">
            <text:p>49236</text:p>
          </table:table-cell>
          <table:table-cell office:value-type="float" office:value="0.984" calcext:value-type="float">
            <text:p>0.984</text:p>
          </table:table-cell>
          <table:table-cell office:value-type="float" office:value="3.024" calcext:value-type="float">
            <text:p>3.0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19:.B28])" office:value-type="float" office:value="0.017" calcext:value-type="float">
            <text:p>0.017</text:p>
          </table:table-cell>
          <table:table-cell table:style-name="ce4" table:formula="of:=AVERAGE([.C19:.C28])" office:value-type="float" office:value="0.007" calcext:value-type="float">
            <text:p>0.007</text:p>
          </table:table-cell>
          <table:table-cell table:style-name="ce4" table:formula="of:=AVERAGE([.D19:.D28])" office:value-type="float" office:value="0.714" calcext:value-type="float">
            <text:p>0.714</text:p>
          </table:table-cell>
          <table:table-cell table:style-name="ce4" table:formula="of:=AVERAGE([.E19:.E28])" office:value-type="float" office:value="0.002" calcext:value-type="float">
            <text:p>0.002</text:p>
          </table:table-cell>
          <table:table-cell table:style-name="ce4" table:formula="of:=AVERAGE([.F19:.F28])" office:value-type="float" office:value="49254.4" calcext:value-type="float">
            <text:p>49254.4</text:p>
          </table:table-cell>
          <table:table-cell table:style-name="ce4" table:formula="of:=AVERAGE([.G19:.G28])" office:value-type="float" office:value="0.984" calcext:value-type="float">
            <text:p>0.984</text:p>
          </table:table-cell>
          <table:table-cell table:style-name="ce4" table:formula="of:=AVERAGE([.H19:.H28])" office:value-type="float" office:value="3.0039" calcext:value-type="float">
            <text:p>3.0039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3" office:value-type="string" calcext:value-type="string">
            <text:p>1 epoch</text:p>
          </table:table-cell>
          <table:table-cell table:style-name="ce3" office:value-type="string" calcext:value-type="string">
            <text:p>1CPU</text:p>
          </table:table-cell>
          <table:table-cell table:style-name="ce3" office:value-type="string" calcext:value-type="string">
            <text:p>8GB RAM</text:p>
          </table:table-cell>
          <table:table-cell table:style-name="ce3" office:value-type="string" calcext:value-type="string">
            <text:p>30 hidden N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.61</text:p>
          </table:table-cell>
          <table:table-cell office:value-type="float" office:value="0.76" calcext:value-type="float">
            <text:p>0.76</text:p>
          </table:table-cell>
          <table:table-cell office:value-type="float" office:value="3114296" calcext:value-type="float">
            <text:p>3114296</text:p>
          </table:table-cell>
          <table:table-cell office:value-type="float" office:value="31.437" calcext:value-type="float">
            <text:p>31.437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float" office:value="23.83" calcext:value-type="float">
            <text:p>23.83</text:p>
          </table:table-cell>
          <table:table-cell office:value-type="float" office:value="0.77" calcext:value-type="float">
            <text:p>0.77</text:p>
          </table:table-cell>
          <table:table-cell office:value-type="float" office:value="3152592" calcext:value-type="float">
            <text:p>3152592</text:p>
          </table:table-cell>
          <table:table-cell office:value-type="float" office:value="31.625" calcext:value-type="float">
            <text:p>31.625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24.25" calcext:value-type="float">
            <text:p>24.25</text:p>
          </table:table-cell>
          <table:table-cell office:value-type="float" office:value="0.78" calcext:value-type="float">
            <text:p>0.78</text:p>
          </table:table-cell>
          <table:table-cell office:value-type="float" office:value="3114256" calcext:value-type="float">
            <text:p>3114256</text:p>
          </table:table-cell>
          <table:table-cell office:value-type="float" office:value="32.14" calcext:value-type="float">
            <text:p>32.1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34" calcext:value-type="float">
            <text:p>23.34</text:p>
          </table:table-cell>
          <table:table-cell office:value-type="float" office:value="0.78" calcext:value-type="float">
            <text:p>0.78</text:p>
          </table:table-cell>
          <table:table-cell office:value-type="float" office:value="3114312" calcext:value-type="float">
            <text:p>3114312</text:p>
          </table:table-cell>
          <table:table-cell office:value-type="float" office:value="31.203" calcext:value-type="float">
            <text:p>31.2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78" calcext:value-type="float">
            <text:p>0.78</text:p>
          </table:table-cell>
          <table:table-cell office:value-type="float" office:value="3114248" calcext:value-type="float">
            <text:p>3114248</text:p>
          </table:table-cell>
          <table:table-cell office:value-type="float" office:value="31.931" calcext:value-type="float">
            <text:p>31.93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23.62" calcext:value-type="float">
            <text:p>23.62</text:p>
          </table:table-cell>
          <table:table-cell office:value-type="float" office:value="0.78" calcext:value-type="float">
            <text:p>0.78</text:p>
          </table:table-cell>
          <table:table-cell office:value-type="float" office:value="3114292" calcext:value-type="float">
            <text:p>3114292</text:p>
          </table:table-cell>
          <table:table-cell office:value-type="float" office:value="31.531" calcext:value-type="float">
            <text:p>31.53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74" calcext:value-type="float">
            <text:p>23.74</text:p>
          </table:table-cell>
          <table:table-cell office:value-type="float" office:value="0.76" calcext:value-type="float">
            <text:p>0.76</text:p>
          </table:table-cell>
          <table:table-cell office:value-type="float" office:value="3114264" calcext:value-type="float">
            <text:p>3114264</text:p>
          </table:table-cell>
          <table:table-cell office:value-type="float" office:value="31.515" calcext:value-type="float">
            <text:p>31.515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57" calcext:value-type="float">
            <text:p>23.57</text:p>
          </table:table-cell>
          <table:table-cell office:value-type="float" office:value="0.78" calcext:value-type="float">
            <text:p>0.78</text:p>
          </table:table-cell>
          <table:table-cell office:value-type="float" office:value="3114296" calcext:value-type="float">
            <text:p>3114296</text:p>
          </table:table-cell>
          <table:table-cell office:value-type="float" office:value="31.484" calcext:value-type="float">
            <text:p>31.48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06" calcext:value-type="float">
            <text:p>7.06</text:p>
          </table:table-cell>
          <table:table-cell office:value-type="float" office:value="0.01" calcext:value-type="float">
            <text:p>0.01</text:p>
          </table:table-cell>
          <table:table-cell office:value-type="float" office:value="23.78" calcext:value-type="float">
            <text:p>23.78</text:p>
          </table:table-cell>
          <table:table-cell office:value-type="float" office:value="0.77" calcext:value-type="float">
            <text:p>0.77</text:p>
          </table:table-cell>
          <table:table-cell office:value-type="float" office:value="3114236" calcext:value-type="float">
            <text:p>3114236</text:p>
          </table:table-cell>
          <table:table-cell office:value-type="float" office:value="31.703" calcext:value-type="float">
            <text:p>31.703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.97" calcext:value-type="float">
            <text:p>6.97</text:p>
          </table:table-cell>
          <table:table-cell office:value-type="float" office:value="0.02" calcext:value-type="float">
            <text:p>0.02</text:p>
          </table:table-cell>
          <table:table-cell office:value-type="float" office:value="24.62" calcext:value-type="float">
            <text:p>24.62</text:p>
          </table:table-cell>
          <table:table-cell office:value-type="float" office:value="0.8" calcext:value-type="float">
            <text:p>0.8</text:p>
          </table:table-cell>
          <table:table-cell office:value-type="float" office:value="3114304" calcext:value-type="float">
            <text:p>3114304</text:p>
          </table:table-cell>
          <table:table-cell office:value-type="float" office:value="32.437" calcext:value-type="float">
            <text:p>32.437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</text:p>
          </table:table-cell>
          <table:table-cell table:style-name="ce4" table:formula="of:=AVERAGE([.B35:.B44])" office:value-type="float" office:value="7.006" calcext:value-type="float">
            <text:p>7.006</text:p>
          </table:table-cell>
          <table:table-cell table:style-name="ce4" table:formula="of:=AVERAGE([.C35:.C44])" office:value-type="float" office:value="0.004" calcext:value-type="float">
            <text:p>0.004</text:p>
          </table:table-cell>
          <table:table-cell table:style-name="ce4" table:formula="of:=AVERAGE([.D35:.D44])" office:value-type="float" office:value="23.836" calcext:value-type="float">
            <text:p>23.836</text:p>
          </table:table-cell>
          <table:table-cell table:style-name="ce4" table:formula="of:=AVERAGE([.E35:.E44])" office:value-type="float" office:value="0.776" calcext:value-type="float">
            <text:p>0.776</text:p>
          </table:table-cell>
          <table:table-cell table:style-name="ce4" table:formula="of:=AVERAGE([.F35:.F44])" office:value-type="float" office:value="3118109.6" calcext:value-type="float">
            <text:p>3118109.6</text:p>
          </table:table-cell>
          <table:table-cell table:style-name="ce4" table:formula="of:=AVERAGE([.G35:.G44])" office:value-type="float" office:value="31.7006" calcext:value-type="float">
            <text:p>31.7006</text:p>
          </table:table-cell>
          <table:table-cell table:style-name="ce4" table:formula="of:=AVERAGE([.H35:.H44])" office:value-type="float" office:value="101.6" calcext:value-type="float">
            <text:p>101.6</text:p>
          </table:table-cell>
          <table:table-cell table:number-columns-repeated="2"/>
        </table:table-row>
      </table:table>
      <table:table table:name="results" table:style-name="ta1">
        <table:table-column table:style-name="co3" table:default-cell-style-name="Default"/>
        <table:table-column table:style-name="co3" table:number-columns-repeated="7" table:default-cell-style-name="ce6"/>
        <table:table-row table:style-name="ro3">
          <table:table-cell table:style-name="ce5" office:value-type="string" calcext:value-type="string">
            <text:p>RESULT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ce2" office:value-type="string" calcext:value-type="string">
            <text:p>TLOAD</text:p>
          </table:table-cell>
          <table:table-cell table:style-name="ce2" office:value-type="string" calcext:value-type="string">
            <text:p>TCONSTR</text:p>
          </table:table-cell>
          <table:table-cell table:style-name="ce2" office:value-type="string" calcext:value-type="string">
            <text:p>TTRAIN</text:p>
          </table:table-cell>
          <table:table-cell table:style-name="ce2" office:value-type="string" calcext:value-type="string">
            <text:p>TEVAL</text:p>
          </table:table-cell>
          <table:table-cell table:style-name="ce2" office:value-type="string" calcext:value-type="string">
            <text:p>PWS</text:p>
          </table:table-cell>
          <table:table-cell table:style-name="ce2" office:value-type="string" calcext:value-type="string">
            <text:p>CPUT</text:p>
          </table:table-cell>
          <table:table-cell table:style-name="ce2" office:value-type="string" calcext:value-type="string">
            <text:p>CYC</text:p>
          </table:table-cell>
        </table:table-row>
        <table:table-row table:style-name="ro3">
          <table:table-cell table:style-name="ce5" office:value-type="string" calcext:value-type="string">
            <text:p>KERAS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XOR</text:p>
          </table:table-cell>
          <table:table-cell office:value-type="float" office:value="0.9133015" calcext:value-type="float">
            <text:p>0.9133015</text:p>
          </table:table-cell>
          <table:table-cell office:value-type="float" office:value="0.1693748" calcext:value-type="float">
            <text:p>0.1693748</text:p>
          </table:table-cell>
          <table:table-cell office:value-type="float" office:value="52.9548774" calcext:value-type="float">
            <text:p>52.9548774</text:p>
          </table:table-cell>
          <table:table-cell office:value-type="float" office:value="0.0429978" calcext:value-type="float">
            <text:p>0.0429978</text:p>
          </table:table-cell>
          <table:table-cell office:value-type="float" office:value="41646.7" calcext:value-type="float">
            <text:p>41646.7</text:p>
          </table:table-cell>
          <table:table-cell office:value-type="float" office:value="52.3699" calcext:value-type="float">
            <text:p>52.3699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0.6043903" calcext:value-type="float">
            <text:p>0.6043903</text:p>
          </table:table-cell>
          <table:table-cell office:value-type="float" office:value="0.1688212" calcext:value-type="float">
            <text:p>0.1688212</text:p>
          </table:table-cell>
          <table:table-cell office:value-type="float" office:value="71.8385816" calcext:value-type="float">
            <text:p>71.8385816</text:p>
          </table:table-cell>
          <table:table-cell office:value-type="float" office:value="0.2166496" calcext:value-type="float">
            <text:p>0.2166496</text:p>
          </table:table-cell>
          <table:table-cell office:value-type="float" office:value="41586.6" calcext:value-type="float">
            <text:p>41586.6</text:p>
          </table:table-cell>
          <table:table-cell office:value-type="float" office:value="71.2617" calcext:value-type="float">
            <text:p>71.2617</text:p>
          </table:table-cell>
          <table:table-cell office:value-type="float" office:value="225.9" calcext:value-type="float">
            <text:p>225.9</text:p>
          </table:table-cell>
        </table:table-row>
        <table:table-row table:style-name="ro2">
          <table:table-cell office:value-type="string" calcext:value-type="string">
            <text:p>MNIST</text:p>
          </table:table-cell>
          <table:table-cell office:value-type="float" office:value="10.2801485" calcext:value-type="float">
            <text:p>10.2801485</text:p>
          </table:table-cell>
          <table:table-cell office:value-type="float" office:value="2.2045269" calcext:value-type="float">
            <text:p>2.2045269</text:p>
          </table:table-cell>
          <table:table-cell office:value-type="float" office:value="98.5193989" calcext:value-type="float">
            <text:p>98.5193989</text:p>
          </table:table-cell>
          <table:table-cell office:value-type="float" office:value="11.1632182" calcext:value-type="float">
            <text:p>11.1632182</text:p>
          </table:table-cell>
          <table:table-cell office:value-type="float" office:value="488250" calcext:value-type="float">
            <text:p>488250</text:p>
          </table:table-cell>
          <table:table-cell office:value-type="float" office:value="118.9241" calcext:value-type="float">
            <text:p>118.9241</text:p>
          </table:table-cell>
          <table:table-cell office:value-type="float" office:value="379" calcext:value-type="float">
            <text:p>379</text:p>
          </table:table-cell>
        </table:table-row>
        <table:table-row table:style-name="ro3">
          <table:table-cell table:style-name="ce5" office:value-type="string" calcext:value-type="string">
            <text:p>GOBRAIN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4165" calcext:value-type="float">
            <text:p>0.01464165</text:p>
          </table:table-cell>
          <table:table-cell office:value-type="float" office:value="0" calcext:value-type="float">
            <text:p>0</text:p>
          </table:table-cell>
          <table:table-cell office:value-type="float" office:value="7585.6" calcext:value-type="float">
            <text:p>7585.6</text:p>
          </table:table-cell>
          <table:table-cell office:value-type="float" office:value="0.02" calcext:value-type="float">
            <text:p>0.02</text:p>
          </table:table-cell>
          <table:table-cell office:value-type="float" office:value="0.0614" calcext:value-type="float">
            <text:p>0.0614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0.00218777" calcext:value-type="float">
            <text:p>0.00218777</text:p>
          </table:table-cell>
          <table:table-cell office:value-type="float" office:value="0" calcext:value-type="float">
            <text:p>0</text:p>
          </table:table-cell>
          <table:table-cell office:value-type="float" office:value="0.1966664" calcext:value-type="float">
            <text:p>0.1966664</text:p>
          </table:table-cell>
          <table:table-cell office:value-type="float" office:value="0.00224367" calcext:value-type="float">
            <text:p>0.00224367</text:p>
          </table:table-cell>
          <table:table-cell office:value-type="float" office:value="10237.2" calcext:value-type="float">
            <text:p>10237.2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6043" calcext:value-type="float">
            <text:p>0.6043</text:p>
          </table:table-cell>
        </table:table-row>
        <table:table-row table:style-name="ro2">
          <table:table-cell office:value-type="string" calcext:value-type="string">
            <text:p>MNIST</text:p>
          </table:table-cell>
          <table:table-cell office:value-type="float" office:value="1.3115133" calcext:value-type="float">
            <text:p>1.3115133</text:p>
          </table:table-cell>
          <table:table-cell office:value-type="float" office:value="0.003504701" calcext:value-type="float">
            <text:p>0.003504701</text:p>
          </table:table-cell>
          <table:table-cell office:value-type="float" office:value="10.4041637" calcext:value-type="float">
            <text:p>10.4041637</text:p>
          </table:table-cell>
          <table:table-cell office:value-type="float" office:value="4.5133322" calcext:value-type="float">
            <text:p>4.5133322</text:p>
          </table:table-cell>
          <table:table-cell office:value-type="float" office:value="220134" calcext:value-type="float">
            <text:p>220134</text:p>
          </table:table-cell>
          <table:table-cell office:value-type="float" office:value="15.9151" calcext:value-type="float">
            <text:p>15.9151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style-name="ce5" office:value-type="string" calcext:value-type="string">
            <text:p>MATLAB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XOR</text:p>
          </table:table-cell>
          <table:table-cell office:value-type="float" office:value="0.0026563" calcext:value-type="float">
            <text:p>0.0026563</text:p>
          </table:table-cell>
          <table:table-cell office:value-type="float" office:value="2.0347065" calcext:value-type="float">
            <text:p>2.0347065</text:p>
          </table:table-cell>
          <table:table-cell office:value-type="float" office:value="12.872168" calcext:value-type="float">
            <text:p>12.872168</text:p>
          </table:table-cell>
          <table:table-cell office:value-type="float" office:value="0.1399652" calcext:value-type="float">
            <text:p>0.1399652</text:p>
          </table:table-cell>
          <table:table-cell office:value-type="float" office:value="379287.2" calcext:value-type="float">
            <text:p>379287.2</text:p>
          </table:table-cell>
          <table:table-cell office:value-type="float" office:value="20.9465" calcext:value-type="float">
            <text:p>20.9465</text:p>
          </table:table-cell>
          <table:table-cell office:value-type="float" office:value="66.6" calcext:value-type="float">
            <text:p>66.6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0.0028105" calcext:value-type="float">
            <text:p>0.0028105</text:p>
          </table:table-cell>
          <table:table-cell office:value-type="float" office:value="2.2874952" calcext:value-type="float">
            <text:p>2.2874952</text:p>
          </table:table-cell>
          <table:table-cell office:value-type="float" office:value="1.5373677" calcext:value-type="float">
            <text:p>1.5373677</text:p>
          </table:table-cell>
          <table:table-cell office:value-type="float" office:value="0.1561935" calcext:value-type="float">
            <text:p>0.1561935</text:p>
          </table:table-cell>
          <table:table-cell office:value-type="float" office:value="372494.4" calcext:value-type="float">
            <text:p>372494.4</text:p>
          </table:table-cell>
          <table:table-cell office:value-type="float" office:value="10.0247" calcext:value-type="float">
            <text:p>10.0247</text:p>
          </table:table-cell>
          <table:table-cell office:value-type="float" office:value="31.6" calcext:value-type="float">
            <text:p>31.6</text:p>
          </table:table-cell>
        </table:table-row>
        <table:table-row table:style-name="ro2">
          <table:table-cell office:value-type="string" calcext:value-type="string">
            <text:p>MNIST</text:p>
          </table:table-cell>
          <table:table-cell office:value-type="float" office:value="0.2507189" calcext:value-type="float">
            <text:p>0.2507189</text:p>
          </table:table-cell>
          <table:table-cell office:value-type="float" office:value="1.9281359" calcext:value-type="float">
            <text:p>1.9281359</text:p>
          </table:table-cell>
          <table:table-cell office:value-type="float" office:value="2.0602051" calcext:value-type="float">
            <text:p>2.0602051</text:p>
          </table:table-cell>
          <table:table-cell office:value-type="float" office:value="0.5404302" calcext:value-type="float">
            <text:p>0.5404302</text:p>
          </table:table-cell>
          <table:table-cell office:value-type="float" office:value="835342.4" calcext:value-type="float">
            <text:p>835342.4</text:p>
          </table:table-cell>
          <table:table-cell office:value-type="float" office:value="10.2934" calcext:value-type="float">
            <text:p>10.2934</text:p>
          </table:table-cell>
          <table:table-cell office:value-type="float" office:value="32.4" calcext:value-type="float">
            <text:p>32.4</text:p>
          </table:table-cell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XOR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01" calcext:value-type="float">
            <text:p>0.0101</text:p>
          </table:table-cell>
          <table:table-cell office:value-type="float" office:value="0" calcext:value-type="float">
            <text:p>0</text:p>
          </table:table-cell>
          <table:table-cell office:value-type="float" office:value="47200.4" calcext:value-type="float">
            <text:p>47200.4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8906" calcext:value-type="float">
            <text:p>0.8906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2" calcext:value-type="float">
            <text:p>0.002</text:p>
          </table:table-cell>
          <table:table-cell office:value-type="float" office:value="49254.4" calcext:value-type="float">
            <text:p>49254.4</text:p>
          </table:table-cell>
          <table:table-cell office:value-type="float" office:value="0.984" calcext:value-type="float">
            <text:p>0.984</text:p>
          </table:table-cell>
          <table:table-cell office:value-type="float" office:value="3.0039" calcext:value-type="float">
            <text:p>3.0039</text:p>
          </table:table-cell>
        </table:table-row>
        <table:table-row table:style-name="ro2">
          <table:table-cell office:value-type="string" calcext:value-type="string">
            <text:p>MNIST</text:p>
          </table:table-cell>
          <table:table-cell office:value-type="float" office:value="7.006" calcext:value-type="float">
            <text:p>7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23.836" calcext:value-type="float">
            <text:p>23.836</text:p>
          </table:table-cell>
          <table:table-cell office:value-type="float" office:value="0.776" calcext:value-type="float">
            <text:p>0.776</text:p>
          </table:table-cell>
          <table:table-cell office:value-type="float" office:value="3118109.6" calcext:value-type="float">
            <text:p>3118109.6</text:p>
          </table:table-cell>
          <table:table-cell office:value-type="float" office:value="31.7006" calcext:value-type="float">
            <text:p>31.7006</text:p>
          </table:table-cell>
          <table:table-cell office:value-type="float" office:value="101.6" calcext:value-type="float">
            <text:p>101.6</text:p>
          </table:table-cell>
        </table:table-row>
      </table:table>
      <table:table table:name="memory" table:style-name="ta1">
        <table:shapes>
          <draw:frame draw:z-index="0" draw:style-name="gr1" draw:text-style-name="P1" svg:width="453.51pt" svg:height="255.09pt" svg:x="387.38pt" svg:y="21.74pt">
            <loext:p draw:notify-on-update-of-ranges="memory.A2:memory.A2 memory.A3:memory.A5 memory.B2:memory.B2 memory.B3:memory.B5 memory.C2:memory.C2 memory.C3:memory.C5 memory.D2:memory.D2 memory.D3:memory.D5 memory.E2:memory.E2 memory.E3:memory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4" table:default-cell-style-name="ce6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office:value-type="string" calcext:value-type="string">
            <text:p>keras (Python)</text:p>
          </table:table-cell>
          <table:table-cell table:style-name="Default" office:value-type="string" calcext:value-type="string">
            <text:p>gobrain (Go)</text:p>
          </table:table-cell>
          <table:table-cell table:style-name="Default" office:value-type="string" calcext:value-type="string">
            <text:p>MATLAB</text:p>
          </table:table-cell>
          <table:table-cell table:style-name="Default" office:value-type="string" calcext:value-type="string">
            <text:p>R (nnet)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float" office:value="41646.7" calcext:value-type="float">
            <text:p>41646.7</text:p>
          </table:table-cell>
          <table:table-cell office:value-type="float" office:value="7585.6" calcext:value-type="float">
            <text:p>7585.6</text:p>
          </table:table-cell>
          <table:table-cell office:value-type="float" office:value="379287.2" calcext:value-type="float">
            <text:p>379287.2</text:p>
          </table:table-cell>
          <table:table-cell office:value-type="float" office:value="47200.4" calcext:value-type="float">
            <text:p>47200.4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1586.6" calcext:value-type="float">
            <text:p>41586.6</text:p>
          </table:table-cell>
          <table:table-cell office:value-type="float" office:value="10237.2" calcext:value-type="float">
            <text:p>10237.2</text:p>
          </table:table-cell>
          <table:table-cell office:value-type="float" office:value="372494.4" calcext:value-type="float">
            <text:p>372494.4</text:p>
          </table:table-cell>
          <table:table-cell office:value-type="float" office:value="49254.4" calcext:value-type="float">
            <text:p>49254.4</text:p>
          </table:table-cell>
        </table:table-row>
        <table:table-row table:style-name="ro2">
          <table:table-cell office:value-type="string" calcext:value-type="string">
            <text:p>MNIST</text:p>
          </table:table-cell>
          <table:table-cell office:value-type="float" office:value="488250" calcext:value-type="float">
            <text:p>488250</text:p>
          </table:table-cell>
          <table:table-cell office:value-type="float" office:value="220134" calcext:value-type="float">
            <text:p>220134</text:p>
          </table:table-cell>
          <table:table-cell office:value-type="float" office:value="835342.4" calcext:value-type="float">
            <text:p>835342.4</text:p>
          </table:table-cell>
          <table:table-cell office:value-type="float" office:value="3118109.6" calcext:value-type="float">
            <text:p>3118109.6</text:p>
          </table:table-cell>
        </table:table-row>
      </table:table>
      <table:table table:name="cpu" table:style-name="ta1">
        <table:shapes>
          <draw:frame draw:z-index="0" draw:style-name="gr1" draw:text-style-name="P1" svg:width="453.51pt" svg:height="255.09pt" svg:x="512.08pt" svg:y="26.73pt">
            <loext:p draw:notify-on-update-of-ranges="cpu.A1:cpu.A1 cpu.A2:cpu.A4 cpu.B1:cpu.B1 cpu.B2:cpu.B4 cpu.C1:cpu.C1 cpu.C2:cpu.C4 cpu.D1:cpu.D1 cpu.D2:cpu.D4 cpu.E1:cpu.E1 cpu.E2:cpu.E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.39pt" svg:y="153.61pt">
            <loext:p draw:notify-on-update-of-ranges="cpu.A7:cpu.A7 cpu.A8:cpu.A10 cpu.B7:cpu.B7 cpu.B8:cpu.B10 cpu.C7:cpu.C7 cpu.C8:cpu.C10 cpu.D7:cpu.D7 cpu.D8:cpu.D10 cpu.E7:cpu.E7 cpu.E8:cpu.E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4" table:default-cell-style-name="ce6"/>
        <table:table-row table:style-name="ro2">
          <table:table-cell/>
          <table:table-cell table:style-name="Default" office:value-type="string" calcext:value-type="string">
            <text:p>keras (Python)</text:p>
          </table:table-cell>
          <table:table-cell table:style-name="Default" office:value-type="string" calcext:value-type="string">
            <text:p>gobrain (Go)</text:p>
          </table:table-cell>
          <table:table-cell table:style-name="Default" office:value-type="string" calcext:value-type="string">
            <text:p>MATLAB</text:p>
          </table:table-cell>
          <table:table-cell table:style-name="Default" office:value-type="string" calcext:value-type="string">
            <text:p>R (nnet)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float" office:value="52.3699" calcext:value-type="float">
            <text:p>52.3699</text:p>
          </table:table-cell>
          <table:table-cell office:value-type="float" office:value="0.02" calcext:value-type="float">
            <text:p>0.02</text:p>
          </table:table-cell>
          <table:table-cell office:value-type="float" office:value="20.9465" calcext:value-type="float">
            <text:p>20.9465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71.2617" calcext:value-type="float">
            <text:p>71.2617</text:p>
          </table:table-cell>
          <table:table-cell office:value-type="float" office:value="0.1965" calcext:value-type="float">
            <text:p>0.1965</text:p>
          </table:table-cell>
          <table:table-cell office:value-type="float" office:value="10.0247" calcext:value-type="float">
            <text:p>10.0247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2">
          <table:table-cell office:value-type="string" calcext:value-type="string">
            <text:p>MNIST</text:p>
          </table:table-cell>
          <table:table-cell office:value-type="float" office:value="118.9241" calcext:value-type="float">
            <text:p>118.9241</text:p>
          </table:table-cell>
          <table:table-cell office:value-type="float" office:value="15.9151" calcext:value-type="float">
            <text:p>15.9151</text:p>
          </table:table-cell>
          <table:table-cell office:value-type="float" office:value="10.2934" calcext:value-type="float">
            <text:p>10.2934</text:p>
          </table:table-cell>
          <table:table-cell office:value-type="float" office:value="31.7006" calcext:value-type="float">
            <text:p>31.7006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office:value-type="string" calcext:value-type="string">
            <text:p>keras (Python)</text:p>
          </table:table-cell>
          <table:table-cell table:style-name="Default" office:value-type="string" calcext:value-type="string">
            <text:p>gobrain (Go)</text:p>
          </table:table-cell>
          <table:table-cell table:style-name="Default" office:value-type="string" calcext:value-type="string">
            <text:p>MATLAB</text:p>
          </table:table-cell>
          <table:table-cell table:style-name="Default" office:value-type="string" calcext:value-type="string">
            <text:p>R (nnet)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float" office:value="166" calcext:value-type="float">
            <text:p>166</text:p>
          </table:table-cell>
          <table:table-cell office:value-type="float" office:value="0.0614" calcext:value-type="float">
            <text:p>0.0614</text:p>
          </table:table-cell>
          <table:table-cell office:value-type="float" office:value="66.6" calcext:value-type="float">
            <text:p>66.6</text:p>
          </table:table-cell>
          <table:table-cell office:value-type="float" office:value="0.8906" calcext:value-type="float">
            <text:p>0.8906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225.9" calcext:value-type="float">
            <text:p>225.9</text:p>
          </table:table-cell>
          <table:table-cell office:value-type="float" office:value="0.6043" calcext:value-type="float">
            <text:p>0.6043</text:p>
          </table:table-cell>
          <table:table-cell office:value-type="float" office:value="31.6" calcext:value-type="float">
            <text:p>31.6</text:p>
          </table:table-cell>
          <table:table-cell office:value-type="float" office:value="3.0039" calcext:value-type="float">
            <text:p>3.0039</text:p>
          </table:table-cell>
        </table:table-row>
        <table:table-row table:style-name="ro2">
          <table:table-cell office:value-type="string" calcext:value-type="string">
            <text:p>MNIST</text:p>
          </table:table-cell>
          <table:table-cell office:value-type="float" office:value="379" calcext:value-type="float">
            <text:p>379</text:p>
          </table:table-cell>
          <table:table-cell office:value-type="float" office:value="50" calcext:value-type="float">
            <text:p>50</text:p>
          </table:table-cell>
          <table:table-cell office:value-type="float" office:value="32.4" calcext:value-type="float">
            <text:p>32.4</text:p>
          </table:table-cell>
          <table:table-cell office:value-type="float" office:value="101.6" calcext:value-type="float">
            <text:p>101.6</text:p>
          </table:table-cell>
        </table:table-row>
      </table:table>
      <table:table table:name="ttime" table:style-name="ta1">
        <table:shapes>
          <draw:frame draw:z-index="0" draw:style-name="gr1" draw:text-style-name="P1" svg:width="453.51pt" svg:height="255.09pt" svg:x="272.69pt" svg:y="62.39pt">
            <loext:p draw:notify-on-update-of-ranges="ttime.A1:ttime.A1 ttime.A2:ttime.A4 ttime.B1:ttime.B1 ttime.B2:ttime.B4 ttime.C1:ttime.C1 ttime.C2:ttime.C4 ttime.D1:ttime.D1 ttime.D2:ttime.D4 ttime.E1:ttime.E1 ttime.E2:ttime.E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ce6"/>
        <table:table-column table:style-name="co3" table:number-columns-repeated="3" table:default-cell-style-name="ce6"/>
        <table:table-row table:style-name="ro2">
          <table:table-cell/>
          <table:table-cell table:style-name="Default" office:value-type="string" calcext:value-type="string">
            <text:p>keras (Python)</text:p>
          </table:table-cell>
          <table:table-cell table:style-name="Default" office:value-type="string" calcext:value-type="string">
            <text:p>gobrain (Go)</text:p>
          </table:table-cell>
          <table:table-cell table:style-name="Default" office:value-type="string" calcext:value-type="string">
            <text:p>MATLAB</text:p>
          </table:table-cell>
          <table:table-cell table:style-name="Default" office:value-type="string" calcext:value-type="string">
            <text:p>R (nnet)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float" office:value="52.9548774" calcext:value-type="float">
            <text:p>52.9548774</text:p>
          </table:table-cell>
          <table:table-cell office:value-type="float" office:value="0.01464165" calcext:value-type="float">
            <text:p>0.01464165</text:p>
          </table:table-cell>
          <table:table-cell office:value-type="float" office:value="12.872168" calcext:value-type="float">
            <text:p>12.872168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71.8385816" calcext:value-type="float">
            <text:p>71.8385816</text:p>
          </table:table-cell>
          <table:table-cell office:value-type="float" office:value="0.1966664" calcext:value-type="float">
            <text:p>0.1966664</text:p>
          </table:table-cell>
          <table:table-cell office:value-type="float" office:value="1.5373677" calcext:value-type="float">
            <text:p>1.5373677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2">
          <table:table-cell office:value-type="string" calcext:value-type="string">
            <text:p>MNIST</text:p>
          </table:table-cell>
          <table:table-cell office:value-type="float" office:value="98.5193989" calcext:value-type="float">
            <text:p>98.5193989</text:p>
          </table:table-cell>
          <table:table-cell office:value-type="float" office:value="10.4041637" calcext:value-type="float">
            <text:p>10.4041637</text:p>
          </table:table-cell>
          <table:table-cell office:value-type="float" office:value="2.0602051" calcext:value-type="float">
            <text:p>2.0602051</text:p>
          </table:table-cell>
          <table:table-cell office:value-type="float" office:value="23.836" calcext:value-type="float">
            <text:p>23.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7:17:42.367360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7:14:03.845098339</meta:creation-date>
    <dc:date>2017-06-23T18:37:57.081702023</dc:date>
    <meta:editing-duration>PT1H5M45S</meta:editing-duration>
    <meta:editing-cycles>17</meta:editing-cycles>
    <meta:generator>LibreOffice/5.2.7.2$Linux_X86_64 LibreOffice_project/20$Build-2</meta:generator>
    <meta:document-statistic meta:table-count="8" meta:cell-count="13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4cm" svg:y="0.316cm" chart:style-name="ch2">
          <text:p>Peak Working Set</text:p>
        </chart:title>
        <chart:subtitle svg:x="6.012cm" svg:y="1.275cm" chart:style-name="ch3">
          <text:p>Kbytes, lower is better</text:p>
        </chart:subtitle>
        <chart:legend chart:legend-position="end" svg:x="12.996cm" svg:y="3.454cm" style:legend-expansion="high" chart:style-name="ch4"/>
        <chart:plot-area chart:style-name="ch5" table:cell-range-address="memory.A2:memory.E5" chart:data-source-has-labels="both" svg:x="0.32cm" svg:y="2.138cm" svg:width="12.356cm" svg:height="6.682cm">
          <chartooo:coordinate-region svg:x="1.867cm" svg:y="2.337cm" svg:width="10.809cm" svg:height="5.836cm"/>
          <chart:axis chart:dimension="x" chart:name="primary-x" chart:style-name="ch6" chartooo:axis-type="auto">
            <chartooo:date-scale/>
            <chart:categories table:cell-range-address="memory.A3:memory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ory.B3:memory.B5" chart:label-cell-address="memory.B2:memory.B2" chart:class="chart:bar">
            <chart:data-point chart:repeated="3"/>
          </chart:series>
          <chart:series chart:style-name="ch10" chart:values-cell-range-address="memory.C3:memory.C5" chart:label-cell-address="memory.C2:memory.C2" chart:class="chart:bar">
            <chart:data-point chart:repeated="3"/>
          </chart:series>
          <chart:series chart:style-name="ch11" chart:values-cell-range-address="memory.D3:memory.D5" chart:label-cell-address="memory.D2:memory.D2" chart:class="chart:bar">
            <chart:data-point chart:repeated="3"/>
          </chart:series>
          <chart:series chart:style-name="ch12" chart:values-cell-range-address="memory.E3:memory.E5" chart:label-cell-address="memory.E2:memory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memory.B2:memory.B2</svg:desc>
                </draw:g>
              </table:table-cell>
              <table:table-cell office:value-type="string">
                <text:p>gobrain (Go)</text:p>
                <draw:g>
                  <svg:desc>memory.C2:memory.C2</svg:desc>
                </draw:g>
              </table:table-cell>
              <table:table-cell office:value-type="string">
                <text:p>MATLAB</text:p>
                <draw:g>
                  <svg:desc>memory.D2:memory.D2</svg:desc>
                </draw:g>
              </table:table-cell>
              <table:table-cell office:value-type="string">
                <text:p>R (nnet)</text:p>
                <draw:g>
                  <svg:desc>memory.E2:memor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memory.A3:memory.A5</svg:desc>
                </draw:g>
              </table:table-cell>
              <table:table-cell office:value-type="float" office:value="41646.7">
                <text:p>41646.7</text:p>
                <draw:g>
                  <svg:desc>memory.B3:memory.B5</svg:desc>
                </draw:g>
              </table:table-cell>
              <table:table-cell office:value-type="float" office:value="7585.6">
                <text:p>7585.6</text:p>
                <draw:g>
                  <svg:desc>memory.C3:memory.C5</svg:desc>
                </draw:g>
              </table:table-cell>
              <table:table-cell office:value-type="float" office:value="379287.2">
                <text:p>379287.2</text:p>
                <draw:g>
                  <svg:desc>memory.D3:memory.D5</svg:desc>
                </draw:g>
              </table:table-cell>
              <table:table-cell office:value-type="float" office:value="47200.4">
                <text:p>47200.4</text:p>
                <draw:g>
                  <svg:desc>memory.E3:memory.E5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41586.6">
                <text:p>41586.6</text:p>
              </table:table-cell>
              <table:table-cell office:value-type="float" office:value="10237.2">
                <text:p>10237.2</text:p>
              </table:table-cell>
              <table:table-cell office:value-type="float" office:value="372494.4">
                <text:p>372494.4</text:p>
              </table:table-cell>
              <table:table-cell office:value-type="float" office:value="49254.4">
                <text:p>49254.4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488250">
                <text:p>488250</text:p>
              </table:table-cell>
              <table:table-cell office:value-type="float" office:value="220134">
                <text:p>220134</text:p>
              </table:table-cell>
              <table:table-cell office:value-type="float" office:value="835342.4">
                <text:p>835342.4</text:p>
              </table:table-cell>
              <table:table-cell office:value-type="float" office:value="3118109.6">
                <text:p>311810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6cm" chart:style-name="ch2">
          <text:p>CPU Time</text:p>
        </chart:title>
        <chart:subtitle svg:x="5.879cm" svg:y="1.275cm" chart:style-name="ch3">
          <text:p>seconds, lower is better</text:p>
        </chart:subtitle>
        <chart:legend chart:legend-position="end" svg:x="12.996cm" svg:y="3.454cm" style:legend-expansion="high" chart:style-name="ch4"/>
        <chart:plot-area chart:style-name="ch5" table:cell-range-address="cpu.A1:cpu.E4" chart:data-source-has-labels="both" svg:x="0.32cm" svg:y="2.138cm" svg:width="12.356cm" svg:height="6.682cm">
          <chartooo:coordinate-region svg:x="1.127cm" svg:y="2.337cm" svg:width="11.549cm" svg:height="5.836cm"/>
          <chart:axis chart:dimension="x" chart:name="primary-x" chart:style-name="ch6" chartooo:axis-type="auto">
            <chartooo:date-scale/>
            <chart:categories table:cell-range-address="cpu.A2:cpu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pu.B2:cpu.B4" chart:label-cell-address="cpu.B1:cpu.B1" chart:class="chart:bar">
            <chart:data-point chart:repeated="3"/>
          </chart:series>
          <chart:series chart:style-name="ch10" chart:values-cell-range-address="cpu.C2:cpu.C4" chart:label-cell-address="cpu.C1:cpu.C1" chart:class="chart:bar">
            <chart:data-point chart:repeated="3"/>
          </chart:series>
          <chart:series chart:style-name="ch11" chart:values-cell-range-address="cpu.D2:cpu.D4" chart:label-cell-address="cpu.D1:cpu.D1" chart:class="chart:bar">
            <chart:data-point chart:repeated="3"/>
          </chart:series>
          <chart:series chart:style-name="ch12" chart:values-cell-range-address="cpu.E2:cpu.E4" chart:label-cell-address="cpu.E1:cpu.E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cpu.B1:cpu.B1</svg:desc>
                </draw:g>
              </table:table-cell>
              <table:table-cell office:value-type="string">
                <text:p>gobrain (Go)</text:p>
                <draw:g>
                  <svg:desc>cpu.C1:cpu.C1</svg:desc>
                </draw:g>
              </table:table-cell>
              <table:table-cell office:value-type="string">
                <text:p>MATLAB</text:p>
                <draw:g>
                  <svg:desc>cpu.D1:cpu.D1</svg:desc>
                </draw:g>
              </table:table-cell>
              <table:table-cell office:value-type="string">
                <text:p>R (nnet)</text:p>
                <draw:g>
                  <svg:desc>cpu.E1:cpu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cpu.A2:cpu.A4</svg:desc>
                </draw:g>
              </table:table-cell>
              <table:table-cell office:value-type="float" office:value="52.3699">
                <text:p>52.3699</text:p>
                <draw:g>
                  <svg:desc>cpu.B2:cpu.B4</svg:desc>
                </draw:g>
              </table:table-cell>
              <table:table-cell office:value-type="float" office:value="0.02">
                <text:p>0.02</text:p>
                <draw:g>
                  <svg:desc>cpu.C2:cpu.C4</svg:desc>
                </draw:g>
              </table:table-cell>
              <table:table-cell office:value-type="float" office:value="20.9465">
                <text:p>20.9465</text:p>
                <draw:g>
                  <svg:desc>cpu.D2:cpu.D4</svg:desc>
                </draw:g>
              </table:table-cell>
              <table:table-cell office:value-type="float" office:value="0.2908">
                <text:p>0.2908</text:p>
                <draw:g>
                  <svg:desc>cpu.E2:cpu.E4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71.2617">
                <text:p>71.2617</text:p>
              </table:table-cell>
              <table:table-cell office:value-type="float" office:value="0.1965">
                <text:p>0.1965</text:p>
              </table:table-cell>
              <table:table-cell office:value-type="float" office:value="10.0247">
                <text:p>10.0247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118.9241">
                <text:p>118.9241</text:p>
              </table:table-cell>
              <table:table-cell office:value-type="float" office:value="15.9151">
                <text:p>15.9151</text:p>
              </table:table-cell>
              <table:table-cell office:value-type="float" office:value="10.2934">
                <text:p>10.2934</text:p>
              </table:table-cell>
              <table:table-cell office:value-type="float" office:value="31.7006">
                <text:p>31.7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39cm" svg:y="0.316cm" chart:style-name="ch2">
          <text:p>CPU cycles</text:p>
        </chart:title>
        <chart:subtitle svg:x="5.178cm" svg:y="1.275cm" chart:style-name="ch3">
          <text:p>Billions of cycles, lower is better</text:p>
        </chart:subtitle>
        <chart:legend chart:legend-position="end" svg:x="12.996cm" svg:y="3.454cm" style:legend-expansion="high" chart:style-name="ch4"/>
        <chart:plot-area chart:style-name="ch5" table:cell-range-address="cpu.A7:cpu.E10" chart:data-source-has-labels="both" svg:x="0.32cm" svg:y="2.138cm" svg:width="12.356cm" svg:height="6.682cm">
          <chartooo:coordinate-region svg:x="1.127cm" svg:y="2.337cm" svg:width="11.549cm" svg:height="5.836cm"/>
          <chart:axis chart:dimension="x" chart:name="primary-x" chart:style-name="ch6" chartooo:axis-type="auto">
            <chartooo:date-scale/>
            <chart:categories table:cell-range-address="cpu.A8:cpu.A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pu.B8:cpu.B10" chart:label-cell-address="cpu.B7:cpu.B7" chart:class="chart:bar">
            <chart:data-point chart:repeated="3"/>
          </chart:series>
          <chart:series chart:style-name="ch10" chart:values-cell-range-address="cpu.C8:cpu.C10" chart:label-cell-address="cpu.C7:cpu.C7" chart:class="chart:bar">
            <chart:data-point chart:repeated="3"/>
          </chart:series>
          <chart:series chart:style-name="ch11" chart:values-cell-range-address="cpu.D8:cpu.D10" chart:label-cell-address="cpu.D7:cpu.D7" chart:class="chart:bar">
            <chart:data-point chart:repeated="3"/>
          </chart:series>
          <chart:series chart:style-name="ch12" chart:values-cell-range-address="cpu.E8:cpu.E10" chart:label-cell-address="cpu.E7:cpu.E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cpu.B7:cpu.B7</svg:desc>
                </draw:g>
              </table:table-cell>
              <table:table-cell office:value-type="string">
                <text:p>gobrain (Go)</text:p>
                <draw:g>
                  <svg:desc>cpu.C7:cpu.C7</svg:desc>
                </draw:g>
              </table:table-cell>
              <table:table-cell office:value-type="string">
                <text:p>MATLAB</text:p>
                <draw:g>
                  <svg:desc>cpu.D7:cpu.D7</svg:desc>
                </draw:g>
              </table:table-cell>
              <table:table-cell office:value-type="string">
                <text:p>R (nnet)</text:p>
                <draw:g>
                  <svg:desc>cpu.E7:cpu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cpu.A8:cpu.A10</svg:desc>
                </draw:g>
              </table:table-cell>
              <table:table-cell office:value-type="float" office:value="166">
                <text:p>166</text:p>
                <draw:g>
                  <svg:desc>cpu.B8:cpu.B10</svg:desc>
                </draw:g>
              </table:table-cell>
              <table:table-cell office:value-type="float" office:value="0.0614">
                <text:p>0.0614</text:p>
                <draw:g>
                  <svg:desc>cpu.C8:cpu.C10</svg:desc>
                </draw:g>
              </table:table-cell>
              <table:table-cell office:value-type="float" office:value="66.6">
                <text:p>66.6</text:p>
                <draw:g>
                  <svg:desc>cpu.D8:cpu.D10</svg:desc>
                </draw:g>
              </table:table-cell>
              <table:table-cell office:value-type="float" office:value="0.8906">
                <text:p>0.8906</text:p>
                <draw:g>
                  <svg:desc>cpu.E8:cpu.E10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225.9">
                <text:p>225.9</text:p>
              </table:table-cell>
              <table:table-cell office:value-type="float" office:value="0.6043">
                <text:p>0.6043</text:p>
              </table:table-cell>
              <table:table-cell office:value-type="float" office:value="31.6">
                <text:p>31.6</text:p>
              </table:table-cell>
              <table:table-cell office:value-type="float" office:value="3.0039">
                <text:p>3.0039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379">
                <text:p>379</text:p>
              </table:table-cell>
              <table:table-cell office:value-type="float" office:value="50">
                <text:p>50</text:p>
              </table:table-cell>
              <table:table-cell office:value-type="float" office:value="32.4">
                <text:p>32.4</text:p>
              </table:table-cell>
              <table:table-cell office:value-type="float" office:value="101.6">
                <text:p>101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Train time</text:p>
        </chart:title>
        <chart:subtitle svg:x="5.879cm" svg:y="1.275cm" chart:style-name="ch3">
          <text:p>seconds, lower is better</text:p>
        </chart:subtitle>
        <chart:legend chart:legend-position="end" svg:x="12.996cm" svg:y="3.454cm" style:legend-expansion="high" chart:style-name="ch4"/>
        <chart:plot-area chart:style-name="ch5" table:cell-range-address="ttime.A1:ttime.E4" chart:data-source-has-labels="both" svg:x="0.32cm" svg:y="2.138cm" svg:width="12.356cm" svg:height="6.682cm">
          <chartooo:coordinate-region svg:x="1.127cm" svg:y="2.337cm" svg:width="11.549cm" svg:height="5.836cm"/>
          <chart:axis chart:dimension="x" chart:name="primary-x" chart:style-name="ch6" chartooo:axis-type="auto">
            <chartooo:date-scale/>
            <chart:categories table:cell-range-address="ttime.A2:ttime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time.B2:ttime.B4" chart:label-cell-address="ttime.B1:ttime.B1" chart:class="chart:bar">
            <chart:data-point chart:repeated="3"/>
          </chart:series>
          <chart:series chart:style-name="ch10" chart:values-cell-range-address="ttime.C2:ttime.C4" chart:label-cell-address="ttime.C1:ttime.C1" chart:class="chart:bar">
            <chart:data-point chart:repeated="3"/>
          </chart:series>
          <chart:series chart:style-name="ch11" chart:values-cell-range-address="ttime.D2:ttime.D4" chart:label-cell-address="ttime.D1:ttime.D1" chart:class="chart:bar">
            <chart:data-point chart:repeated="3"/>
          </chart:series>
          <chart:series chart:style-name="ch12" chart:values-cell-range-address="ttime.E2:ttime.E4" chart:label-cell-address="ttime.E1:ttime.E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ttime.B1:ttime.B1</svg:desc>
                </draw:g>
              </table:table-cell>
              <table:table-cell office:value-type="string">
                <text:p>gobrain (Go)</text:p>
                <draw:g>
                  <svg:desc>ttime.C1:ttime.C1</svg:desc>
                </draw:g>
              </table:table-cell>
              <table:table-cell office:value-type="string">
                <text:p>MATLAB</text:p>
                <draw:g>
                  <svg:desc>ttime.D1:ttime.D1</svg:desc>
                </draw:g>
              </table:table-cell>
              <table:table-cell office:value-type="string">
                <text:p>R (nnet)</text:p>
                <draw:g>
                  <svg:desc>ttime.E1:ttim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ttime.A2:ttime.A4</svg:desc>
                </draw:g>
              </table:table-cell>
              <table:table-cell office:value-type="float" office:value="52.9548774">
                <text:p>52.9548774</text:p>
                <draw:g>
                  <svg:desc>ttime.B2:ttime.B4</svg:desc>
                </draw:g>
              </table:table-cell>
              <table:table-cell office:value-type="float" office:value="0.01464165">
                <text:p>0.01464165</text:p>
                <draw:g>
                  <svg:desc>ttime.C2:ttime.C4</svg:desc>
                </draw:g>
              </table:table-cell>
              <table:table-cell office:value-type="float" office:value="12.872168">
                <text:p>12.872168</text:p>
                <draw:g>
                  <svg:desc>ttime.D2:ttime.D4</svg:desc>
                </draw:g>
              </table:table-cell>
              <table:table-cell office:value-type="float" office:value="0.0101">
                <text:p>0.0101</text:p>
                <draw:g>
                  <svg:desc>ttime.E2:ttime.E4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71.8385816">
                <text:p>71.8385816</text:p>
              </table:table-cell>
              <table:table-cell office:value-type="float" office:value="0.1966664">
                <text:p>0.1966664</text:p>
              </table:table-cell>
              <table:table-cell office:value-type="float" office:value="1.5373677">
                <text:p>1.5373677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98.5193989">
                <text:p>98.5193989</text:p>
              </table:table-cell>
              <table:table-cell office:value-type="float" office:value="10.4041637">
                <text:p>10.4041637</text:p>
              </table:table-cell>
              <table:table-cell office:value-type="float" office:value="2.0602051">
                <text:p>2.0602051</text:p>
              </table:table-cell>
              <table:table-cell office:value-type="float" office:value="23.836">
                <text:p>23.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